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7in" text:min-label-width="0.7291in" text:list-level-position-and-space-mode="label-alignment">
          <style:list-level-label-alignment text:label-followed-by="listtab" fo:margin-left="1.1229in" fo:text-indent="-0.7291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3937in" text:min-label-width="0.6041in" text:list-level-position-and-space-mode="label-alignment">
          <style:list-level-label-alignment text:label-followed-by="listtab" fo:margin-left="0.9979in" fo:text-indent="-0.6041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top="0.0694in" fo:margin-bottom="0.0694in" fo:line-height="100%" fo:text-indent="0.3937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P2" style:parent-style-name="Обычный" style:family="paragraph">
      <style:paragraph-properties fo:text-align="justify" fo:margin-bottom="0in" style:line-height-at-least="0.25in" fo:text-indent="0.3937in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2pt" style:text-underline-type="single" style:text-underline-style="solid" style:text-underline-width="auto" style:text-underline-mode="continuous" style:language-asian="ru" style:country-asian="RU"/>
    </style:style>
    <style:style style:name="P4" style:parent-style-name="Обычный" style:family="paragraph">
      <style:paragraph-properties fo:text-align="justify" fo:margin-bottom="0in" fo:line-height="100%" fo:text-indent="0.3937in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2pt" style:language-asian="ru" style:country-asian="RU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8" style:parent-style-name="Обычный" style:family="paragraph">
      <style:paragraph-properties fo:text-align="justify" fo:margin-bottom="0in" style:line-height-at-least="0.25in" fo:text-indent="0.3937in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P10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" style:parent-style-name="Абзацсписка" style:family="paragraph">
      <style:paragraph-properties fo:text-align="justify" fo:margin-bottom="0in" style:line-height-at-least="0.25in" fo:margin-left="0.2958in" fo:text-indent="-0.2958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2" style:parent-style-name="Абзацсписка" style:family="paragraph">
      <style:paragraph-properties fo:text-align="justify" fo:margin-bottom="0in" style:line-height-at-least="0.25in" fo:margin-left="0.2958in" fo:text-indent="-0.2958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3" style:parent-style-name="Абзацсписка" style:family="paragraph">
      <style:paragraph-properties fo:text-align="justify" fo:margin-bottom="0in" style:line-height-at-least="0.25in" fo:margin-left="0.2958in" fo:text-indent="-0.2958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4" style:parent-style-name="Абзацсписка" style:family="paragraph">
      <style:paragraph-properties fo:text-align="justify" fo:margin-bottom="0in" style:line-height-at-least="0.25in" fo:margin-left="0.2958in" fo:text-indent="-0.2958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5" style:parent-style-name="Обычный" style:family="paragraph">
      <style:paragraph-properties fo:text-align="justify" fo:margin-bottom="0in" style:line-height-at-least="0.25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6" style:parent-style-name="Обычный" style:family="paragraph">
      <style:paragraph-properties fo:text-align="justify" fo:margin-bottom="0in" style:line-height-at-least="0.25in" fo:text-indent="0.3937in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2pt" style:language-asian="ru" style:country-asian="RU"/>
    </style:style>
    <style:style style:name="P21" style:parent-style-name="Обычный" style:family="paragraph">
      <style:paragraph-properties fo:text-align="justify" fo:margin-bottom="0in" style:line-height-at-least="0.25in" fo:text-indent="0.3937in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27" style:parent-style-name="Обычный" style:family="paragraph">
      <style:paragraph-properties fo:text-align="justify" fo:margin-bottom="0in" style:line-height-at-least="0.25in" fo:text-indent="0.3937in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2pt" style:language-asian="ru" style:country-asian="RU"/>
    </style:style>
    <style:style style:name="P31" style:parent-style-name="Обычный" style:family="paragraph">
      <style:paragraph-properties fo:text-align="justify" fo:margin-bottom="0in" style:line-height-at-least="0.25in" fo:text-indent="0.3937in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47" style:parent-style-name="Обычный" style:family="paragraph">
      <style:paragraph-properties fo:text-align="justify" fo:margin-bottom="0in" style:line-height-at-least="0.25in" fo:text-indent="0.3937in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2pt" style:language-asian="ru" style:country-asian="RU"/>
    </style:style>
    <style:style style:name="P50" style:parent-style-name="Обычный" style:family="paragraph">
      <style:paragraph-properties fo:text-align="justify" fo:margin-bottom="0in" style:line-height-at-least="0.25in" fo:text-indent="0.3937in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60" style:parent-style-name="Обычный" style:family="paragraph">
      <style:paragraph-properties fo:text-align="justify" fo:margin-bottom="0in" style:line-height-at-least="0.25in" fo:text-indent="0.3937in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2pt" style:language-asian="ru" style:country-asian="RU"/>
    </style:style>
    <style:style style:name="P63" style:parent-style-name="Обычный" style:family="paragraph">
      <style:paragraph-properties fo:text-align="justify" fo:margin-bottom="0in" style:line-height-at-least="0.25in" fo:text-indent="0.3937in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80" style:parent-style-name="Обычный" style:family="paragraph">
      <style:paragraph-properties fo:text-align="justify" fo:margin-bottom="0in" style:line-height-at-least="0.25in" fo:text-indent="0.3937in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2pt" style:language-asian="ru" style:country-asian="RU"/>
    </style:style>
    <style:style style:name="P82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83" style:parent-style-name="Обычный" style:family="paragraph">
      <style:paragraph-properties fo:text-align="justify" fo:margin-bottom="0in" style:line-height-at-least="0.25in" fo:text-indent="0.3937in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2pt" style:language-asian="ru" style:country-asian="RU"/>
    </style:style>
    <style:style style:name="P85" style:parent-style-name="Абзацсписка" style:family="paragraph">
      <style:paragraph-properties fo:text-align="justify" fo:margin-bottom="0in" style:line-height-at-least="0.25in" fo:margin-left="0.5909in" fo:text-indent="-0.197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86" style:parent-style-name="Абзацсписка" style:family="paragraph">
      <style:paragraph-properties fo:text-align="justify" fo:margin-bottom="0in" style:line-height-at-least="0.25in" fo:margin-left="0.5909in" fo:text-indent="-0.197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87" style:parent-style-name="Абзацсписка" style:family="paragraph">
      <style:paragraph-properties fo:text-align="justify" fo:margin-bottom="0in" style:line-height-at-least="0.25in" fo:margin-left="0.5909in" fo:text-indent="-0.197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88" style:parent-style-name="Обычный" style:family="paragraph">
      <style:paragraph-properties fo:text-align="justify" fo:margin-bottom="0in" style:line-height-at-least="0.25in" fo:text-indent="0.3937in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2pt" style:language-asian="ru" style:country-asian="RU"/>
    </style:style>
    <style:style style:name="P90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91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92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ableColumn94" style:family="table-column">
      <style:table-column-properties style:column-width="1.1847in"/>
    </style:style>
    <style:style style:name="TableColumn95" style:family="table-column">
      <style:table-column-properties style:column-width="1.1812in"/>
    </style:style>
    <style:style style:name="TableColumn96" style:family="table-column">
      <style:table-column-properties style:column-width="1.35in"/>
    </style:style>
    <style:style style:name="TableColumn97" style:family="table-column">
      <style:table-column-properties style:column-width="2.484in"/>
    </style:style>
    <style:style style:name="Table93" style:family="table">
      <style:table-properties style:width="6.2in" style:rel-width="95.6%" fo:margin-left="0in" table:align="center"/>
    </style:style>
    <style:style style:name="TableRow98" style:family="table-row">
      <style:table-row-properties/>
    </style:style>
    <style:style style:name="TableCell9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ableCell10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ableCell10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ableCell10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7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8" style:parent-style-name="Обычный" style:family="paragraph">
      <style:paragraph-properties fo:text-align="justify" fo:margin-bottom="0in" style:line-height-at-least="0.25in" fo:margin-left="0.3937in" fo:text-indent="0.3937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9" style:parent-style-name="Обычный" style:family="paragraph">
      <style:paragraph-properties fo:text-align="justify" fo:margin-bottom="0in" style:line-height-at-least="0.25in" fo:margin-left="0.3937in" fo:text-indent="0.3937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0" style:parent-style-name="Обычный" style:family="paragraph">
      <style:paragraph-properties fo:text-align="justify" fo:margin-bottom="0in" style:line-height-at-least="0.25in" fo:margin-left="0.3937in" fo:text-indent="0.3937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1" style:parent-style-name="Обычный" style:family="paragraph">
      <style:paragraph-properties fo:text-align="justify" fo:margin-bottom="0in" style:line-height-at-least="0.25in" fo:margin-left="0.3937in" fo:text-indent="0.3937in">
        <style:tab-stops/>
      </style:paragraph-properties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21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22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23" style:parent-style-name="Обычный" style:family="paragraph">
      <style:paragraph-properties fo:text-align="justify" fo:margin-bottom="0in" style:line-height-at-least="0.25in" fo:text-indent="0.3937in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2pt" style:language-asian="ru" style:country-asian="RU"/>
    </style:style>
    <style:style style:name="P125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26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27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28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29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30" style:parent-style-name="Обычный" style:family="paragraph">
      <style:paragraph-properties fo:text-align="justify" fo:text-indent="0.3937in"/>
      <style:text-properties style:font-name="Times New Roman" style:font-name-complex="Times New Roman" fo:font-size="14pt" style:font-size-asian="14pt" style:font-size-complex="12pt"/>
    </style:style>
    <style:style style:name="P131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32" style:parent-style-name="Обычный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style:font-name-complex="Times New Roman" fo:font-size="18pt" style:font-size-asian="18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ableColumn134" style:family="table-column">
      <style:table-column-properties style:column-width="0.9159in"/>
    </style:style>
    <style:style style:name="TableColumn135" style:family="table-column">
      <style:table-column-properties style:column-width="1.1736in"/>
    </style:style>
    <style:style style:name="TableColumn136" style:family="table-column">
      <style:table-column-properties style:column-width="0.7333in"/>
    </style:style>
    <style:style style:name="TableColumn137" style:family="table-column">
      <style:table-column-properties style:column-width="0.7333in"/>
    </style:style>
    <style:style style:name="TableColumn138" style:family="table-column">
      <style:table-column-properties style:column-width="0.7333in"/>
    </style:style>
    <style:style style:name="TableColumn139" style:family="table-column">
      <style:table-column-properties style:column-width="0.7333in"/>
    </style:style>
    <style:style style:name="TableColumn140" style:family="table-column">
      <style:table-column-properties style:column-width="0.7333in"/>
    </style:style>
    <style:style style:name="TableColumn141" style:family="table-column">
      <style:table-column-properties style:column-width="0.7333in"/>
    </style:style>
    <style:style style:name="Table133" style:family="table">
      <style:table-properties style:width="6.4895in" style:rel-width="100%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Обычный" style:family="paragraph">
      <style:paragraph-properties fo:text-align="center" fo:margin-bottom="0in" fo:line-height="100%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" style:family="paragraph">
      <style:paragraph-properties fo:text-align="center" fo:margin-bottom="0in" fo:line-height="100%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Обычный" style:family="paragraph">
      <style:paragraph-properties fo:text-align="center" fo:margin-bottom="0in" fo:line-height="100%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Row152" style:family="table-row">
      <style:table-row-properties style:min-row-height="0.2291in"/>
    </style:style>
    <style:style style:name="P15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Обычный" style:family="paragraph">
      <style:paragraph-properties fo:text-align="center" fo:margin-bottom="0in" fo:line-height="100%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Обычный" style:family="paragraph">
      <style:paragraph-properties fo:text-align="center" fo:margin-bottom="0in" fo:line-height="100%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Обычный" style:family="paragraph">
      <style:paragraph-properties fo:text-align="center" fo:margin-bottom="0in" fo:line-height="100%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text-align="center" fo:margin-bottom="0in" fo:line-height="100%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Обычный" style:family="paragraph">
      <style:paragraph-properties fo:text-align="center" fo:margin-bottom="0in" fo:line-height="100%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Обычный" style:family="paragraph">
      <style:paragraph-properties fo:text-align="center" fo:margin-bottom="0in" fo:line-height="100%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Обычный" style:family="paragraph">
      <style:paragraph-properties fo:text-align="center" fo:margin-bottom="0in" fo:line-height="100%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8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9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9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0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1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3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5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6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6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7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9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0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1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3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3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3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5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5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6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6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8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9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9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0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1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3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5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5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6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6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8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9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9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0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0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513" style:family="table-row">
      <style:table-row-properties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1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3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3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3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6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6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7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9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9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0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0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1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1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3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3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6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6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7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7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8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689" style:family="table-row">
      <style:table-row-properties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9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0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0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1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1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1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2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2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727" style:family="table-row">
      <style:table-row-properties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3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4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4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4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5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5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758" style:family="table-row">
      <style:table-row-properties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6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8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0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1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834" style:family="table-row">
      <style:table-row-properties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3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4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4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5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5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865" style:family="table-row">
      <style:table-row-properties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8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896" style:family="table-row">
      <style:table-row-properties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0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1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934" style:family="table-row">
      <style:table-row-properties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3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4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4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5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5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965" style:family="table-row">
      <style:table-row-properties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8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996" style:family="table-row">
      <style:table-row-properties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0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1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34" style:parent-style-name="Обычный" style:family="paragraph">
      <style:paragraph-properties fo:text-align="justify" fo:margin-top="0.0694in" fo:margin-bottom="0.0694in" fo:line-height="100%" fo:text-indent="0.3937in"/>
      <style:text-properties style:font-name="Times New Roman" style:font-name-asian="Times New Roman" style:font-name-complex="Times New Roman" fo:font-size="12pt" style:font-size-asian="12pt" style:font-size-complex="13.5pt" style:language-asian="ru" style:country-asian="RU"/>
    </style:style>
    <style:style style:name="P1035" style:parent-style-name="Обычный" style:family="paragraph">
      <style:paragraph-properties fo:text-align="justify" fo:margin-top="0.0694in" fo:margin-bottom="0.0694in" fo:line-height="100%" fo:text-indent="0.3937in"/>
      <style:text-properties style:font-name="Times New Roman" style:font-name-asian="Times New Roman" style:font-name-complex="Times New Roman" fo:font-size="12pt" style:font-size-asian="12pt" style:font-size-complex="13.5pt" style:language-asian="ru" style:country-asian="RU"/>
    </style:style>
    <style:style style:name="TableColumn1037" style:family="table-column">
      <style:table-column-properties style:column-width="1.2937in"/>
    </style:style>
    <style:style style:name="TableColumn1038" style:family="table-column">
      <style:table-column-properties style:column-width="2.5881in"/>
    </style:style>
    <style:style style:name="TableColumn1039" style:family="table-column">
      <style:table-column-properties style:column-width="2.6076in"/>
    </style:style>
    <style:style style:name="Table1036" style:family="table">
      <style:table-properties style:width="6.4895in" style:rel-width="100%" fo:margin-left="0in" table:align="left"/>
    </style:style>
    <style:style style:name="TableRow1040" style:family="table-row">
      <style:table-row-properties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Обычный" style:family="paragraph">
      <style:paragraph-properties fo:text-align="center" fo:margin-bottom="0in" fo:line-height="100%"/>
    </style:style>
    <style:style style:name="T10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Обычный" style:family="paragraph">
      <style:paragraph-properties fo:text-align="center" fo:margin-bottom="0in" fo:line-height="100%"/>
    </style:style>
    <style:style style:name="T10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Row1047" style:family="table-row">
      <style:table-row-properties/>
    </style:style>
    <style:style style:name="P104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Обычный" style:family="paragraph">
      <style:paragraph-properties fo:text-align="center" fo:margin-bottom="0in" fo:line-height="100%"/>
    </style:style>
    <style:style style:name="T10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Обычный" style:family="paragraph">
      <style:paragraph-properties fo:text-align="center" fo:margin-bottom="0in" fo:line-height="100%"/>
    </style:style>
    <style:style style:name="T10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Row1055" style:family="table-row">
      <style:table-row-properties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062" style:family="table-row">
      <style:table-row-properties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076" style:family="table-row">
      <style:table-row-properties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083" style:family="table-row">
      <style:table-row-properties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090" style:family="table-row">
      <style:table-row-properties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04" style:family="table-row">
      <style:table-row-properties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11" style:family="table-row">
      <style:table-row-properties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18" style:family="table-row">
      <style:table-row-properties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25" style:family="table-row">
      <style:table-row-properties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32" style:family="table-row">
      <style:table-row-properties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39" style:family="table-row">
      <style:table-row-properties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46" style:family="table-row">
      <style:table-row-properties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53" style:family="table-row">
      <style:table-row-properties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60" style:family="table-row">
      <style:table-row-properties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67" style:family="table-row">
      <style:table-row-properties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74" style:family="table-row">
      <style:table-row-properties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81" style:family="table-row">
      <style:table-row-properties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88" style:family="table-row">
      <style:table-row-properties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195" style:family="table-row">
      <style:table-row-properties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202" style:family="table-row">
      <style:table-row-properties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209" style:family="table-row">
      <style:table-row-properties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216" style:family="table-row">
      <style:table-row-properties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223" style:family="table-row">
      <style:table-row-properties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230" style:parent-style-name="Обычный" style:family="paragraph">
      <style:paragraph-properties fo:text-align="justify" fo:margin-top="0.0694in" fo:margin-bottom="0.0694in" fo:line-height="100%" fo:text-indent="0.3937in"/>
      <style:text-properties style:font-name="Times New Roman" style:font-name-asian="Times New Roman" style:font-name-complex="Times New Roman" fo:font-size="12pt" style:font-size-asian="12pt" style:font-size-complex="13.5pt" style:language-asian="ru" style:country-asian="RU"/>
    </style:style>
    <style:style style:name="P1231" style:parent-style-name="Обычный" style:family="paragraph">
      <style:paragraph-properties fo:text-align="justify" fo:margin-top="0.0694in" fo:margin-bottom="0.0694in" fo:line-height="100%" fo:text-indent="0.3937in"/>
      <style:text-properties style:font-name="Times New Roman" style:font-name-asian="Times New Roman" style:font-name-complex="Times New Roman" fo:font-size="12pt" style:font-size-asian="12pt" style:font-size-complex="13.5pt" style:language-asian="ru" style:country-asian="RU"/>
    </style:style>
    <style:style style:name="P1232" style:parent-style-name="Обычный" style:family="paragraph">
      <style:paragraph-properties fo:text-align="justify" fo:margin-top="0.0694in" fo:margin-bottom="0.0694in" fo:line-height="100%" fo:text-indent="0.3937in"/>
      <style:text-properties style:font-name="Times New Roman" style:font-name-asian="Times New Roman" style:font-name-complex="Times New Roman" fo:font-size="12pt" style:font-size-asian="12pt" style:font-size-complex="13.5pt" style:language-asian="ru" style:country-asian="RU"/>
    </style:style>
    <style:style style:name="P1233" style:parent-style-name="Обычный" style:family="paragraph">
      <style:paragraph-properties fo:text-align="justify" fo:margin-top="0.0694in" fo:margin-bottom="0.0694in" fo:line-height="100%" fo:text-indent="0.3937in"/>
      <style:text-properties style:font-name="Times New Roman" style:font-name-asian="Times New Roman" style:font-name-complex="Times New Roman" fo:font-size="12pt" style:font-size-asian="12pt" style:font-size-complex="13.5pt" style:language-asian="ru" style:country-asian="RU"/>
    </style:style>
    <style:style style:name="P1234" style:parent-style-name="Обычный" style:family="paragraph">
      <style:paragraph-properties fo:text-align="justify" fo:margin-top="0.0694in" fo:margin-bottom="0.0694in" fo:line-height="100%" fo:text-indent="0.3937in"/>
      <style:text-properties style:font-name="Times New Roman" style:font-name-asian="Times New Roman" style:font-name-complex="Times New Roman" fo:font-size="12pt" style:font-size-asian="12pt" style:font-size-complex="13.5pt" style:language-asian="ru" style:country-asian="RU"/>
    </style:style>
    <style:style style:name="P1235" style:parent-style-name="Обычный" style:family="paragraph">
      <style:paragraph-properties fo:text-align="justify" fo:margin-top="0.0694in" fo:margin-bottom="0.0694in" fo:line-height="100%" fo:text-indent="0.3937in"/>
      <style:text-properties style:font-name="Times New Roman" style:font-name-asian="Times New Roman" style:font-name-complex="Times New Roman" fo:font-size="12pt" style:font-size-asian="12pt" style:font-size-complex="13.5pt" style:language-asian="ru" style:country-asian="RU"/>
    </style:style>
    <style:style style:name="P1236" style:parent-style-name="Обычный" style:family="paragraph">
      <style:paragraph-properties fo:text-align="justify" fo:margin-top="0.0694in" fo:margin-bottom="0.0694in" fo:line-height="100%" fo:text-indent="0.3937in"/>
      <style:text-properties style:font-name="Times New Roman" style:font-name-asian="Times New Roman" style:font-name-complex="Times New Roman" fo:font-size="12pt" style:font-size-asian="12pt" style:font-size-complex="13.5pt" style:language-asian="ru" style:country-asian="RU"/>
    </style:style>
    <style:style style:name="P1237" style:parent-style-name="Обычный" style:family="paragraph">
      <style:paragraph-properties fo:text-align="justify" fo:margin-top="0.0694in" fo:margin-bottom="0.0694in" fo:line-height="100%" fo:text-indent="0.3937in"/>
      <style:text-properties style:font-name="Times New Roman" style:font-name-asian="Times New Roman" style:font-name-complex="Times New Roman" fo:font-size="12pt" style:font-size-asian="12pt" style:font-size-complex="13.5pt" style:language-asian="ru" style:country-asian="RU"/>
    </style:style>
    <style:style style:name="TableColumn1239" style:family="table-column">
      <style:table-column-properties style:column-width="0.8395in"/>
    </style:style>
    <style:style style:name="TableColumn1240" style:family="table-column">
      <style:table-column-properties style:column-width="1.2423in"/>
    </style:style>
    <style:style style:name="TableColumn1241" style:family="table-column">
      <style:table-column-properties style:column-width="1.0513in"/>
    </style:style>
    <style:style style:name="TableColumn1242" style:family="table-column">
      <style:table-column-properties style:column-width="1.1701in"/>
    </style:style>
    <style:style style:name="TableColumn1243" style:family="table-column">
      <style:table-column-properties style:column-width="0.9368in"/>
    </style:style>
    <style:style style:name="TableColumn1244" style:family="table-column">
      <style:table-column-properties style:column-width="0.2312in"/>
    </style:style>
    <style:style style:name="TableColumn1245" style:family="table-column">
      <style:table-column-properties style:column-width="0.3527in"/>
    </style:style>
    <style:style style:name="TableColumn1246" style:family="table-column">
      <style:table-column-properties style:column-width="0.3527in"/>
    </style:style>
    <style:style style:name="TableColumn1247" style:family="table-column">
      <style:table-column-properties style:column-width="0.3125in"/>
    </style:style>
    <style:style style:name="Table1238" style:family="table">
      <style:table-properties style:width="6.4895in" style:rel-width="100%" fo:margin-left="0in" table:align="left"/>
    </style:style>
    <style:style style:name="TableRow1248" style:family="table-row">
      <style:table-row-properties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Обычный" style:family="paragraph">
      <style:paragraph-properties fo:text-align="center" fo:margin-bottom="0in" fo:line-height="100%"/>
    </style:style>
    <style:style style:name="T12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Обычный" style:family="paragraph">
      <style:paragraph-properties fo:text-align="center" fo:margin-bottom="0in" fo:line-height="100%"/>
    </style:style>
    <style:style style:name="T12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Обычный" style:family="paragraph">
      <style:paragraph-properties fo:text-align="center" fo:margin-bottom="0in" fo:line-height="100%"/>
    </style:style>
    <style:style style:name="T12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Row1258" style:family="table-row">
      <style:table-row-properties/>
    </style:style>
    <style:style style:name="P125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26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Обычный" style:family="paragraph">
      <style:paragraph-properties fo:text-align="center" fo:margin-bottom="0in" fo:line-height="100%"/>
    </style:style>
    <style:style style:name="T12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Обычный" style:family="paragraph">
      <style:paragraph-properties fo:text-align="center" fo:margin-bottom="0in" fo:line-height="100%"/>
    </style:style>
    <style:style style:name="T12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Обычный" style:family="paragraph">
      <style:paragraph-properties fo:text-align="center" fo:margin-bottom="0in" fo:line-height="100%"/>
    </style:style>
    <style:style style:name="T12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Обычный" style:family="paragraph">
      <style:paragraph-properties fo:text-align="center" fo:margin-bottom="0in" fo:line-height="100%"/>
    </style:style>
    <style:style style:name="T12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Обычный" style:family="paragraph">
      <style:paragraph-properties fo:text-align="center" fo:margin-bottom="0in" fo:line-height="100%"/>
    </style:style>
    <style:style style:name="T12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Обычный" style:family="paragraph">
      <style:paragraph-properties fo:text-align="center" fo:margin-bottom="0in" fo:line-height="100%"/>
    </style:style>
    <style:style style:name="T12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Обычный" style:family="paragraph">
      <style:paragraph-properties fo:text-align="center" fo:margin-bottom="0in" fo:line-height="100%"/>
    </style:style>
    <style:style style:name="T12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ableRow1282" style:family="table-row">
      <style:table-row-properties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301" style:family="table-row">
      <style:table-row-properties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320" style:family="table-row">
      <style:table-row-properties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339" style:family="table-row">
      <style:table-row-properties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358" style:family="table-row">
      <style:table-row-properties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377" style:family="table-row">
      <style:table-row-properties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396" style:family="table-row">
      <style:table-row-properties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415" style:family="table-row">
      <style:table-row-properties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434" style:family="table-row">
      <style:table-row-properties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453" style:family="table-row">
      <style:table-row-properties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472" style:family="table-row">
      <style:table-row-properties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491" style:family="table-row">
      <style:table-row-properties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510" style:family="table-row">
      <style:table-row-properties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529" style:family="table-row">
      <style:table-row-properties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548" style:family="table-row">
      <style:table-row-properties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567" style:family="table-row">
      <style:table-row-properties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586" style:family="table-row">
      <style:table-row-properties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605" style:family="table-row">
      <style:table-row-properties/>
    </style:style>
    <style:style style:name="TableCell1606" style:family="table-cell">
      <style:table-cell-properties fo:border="0.0069in solid #000000" style:writing-mode="lr-tb" fo:padding-top="0in" fo:padding-left="0.075in" fo:padding-bottom="0in" fo:padding-right="0.075in"/>
    </style:style>
    <style:style style:name="P160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624" style:family="table-row">
      <style:table-row-properties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31" style:family="table-cell">
      <style:table-cell-properties fo:border="0.0069in solid #000000" style:writing-mode="lr-tb" fo:padding-top="0in" fo:padding-left="0.075in" fo:padding-bottom="0in" fo:padding-right="0.075in"/>
    </style:style>
    <style:style style:name="P16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P163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41" style:family="table-cell">
      <style:table-cell-properties fo:border="0.0069in solid #000000" style:writing-mode="lr-tb" fo:padding-top="0in" fo:padding-left="0.075in" fo:padding-bottom="0in" fo:padding-right="0.075in"/>
    </style:style>
    <style:style style:name="P16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643" style:family="table-row">
      <style:table-row-properties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662" style:family="table-row">
      <style:table-row-properties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P16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P16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71" style:family="table-cell">
      <style:table-cell-properties fo:border="0.0069in solid #000000" style:writing-mode="lr-tb" fo:padding-top="0in" fo:padding-left="0.075in" fo:padding-bottom="0in" fo:padding-right="0.075in"/>
    </style:style>
    <style:style style:name="P167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681" style:family="table-row">
      <style:table-row-properties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P16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700" style:family="table-row">
      <style:table-row-properties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07" style:family="table-cell">
      <style:table-cell-properties fo:border="0.0069in solid #000000" style:writing-mode="lr-tb" fo:padding-top="0in" fo:padding-left="0.075in" fo:padding-bottom="0in" fo:padding-right="0.075in"/>
    </style:style>
    <style:style style:name="P17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15" style:family="table-cell">
      <style:table-cell-properties fo:border="0.0069in solid #000000" style:writing-mode="lr-tb" fo:padding-top="0in" fo:padding-left="0.075in" fo:padding-bottom="0in" fo:padding-right="0.075in"/>
    </style:style>
    <style:style style:name="P171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P17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719" style:family="table-row">
      <style:table-row-properties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Row1738" style:family="table-row">
      <style:table-row-properties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P174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h text:style-name="P1" text:outline-level="2">Лабораторная работа № 3</text:h>
      <text:p text:style-name="P2"><text:span text:style-name="T3">Моделирование источников сообщений в вычислительных системах</text:span></text:p>
      <text:p text:style-name="P4"><text:span text:style-name="T5"><text:line-break/></text:span><text:span text:style-name="T6">Цель работы. </text:span><text:span text:style-name="T7"> Моделирование потока сообщений (заявок) в  ВС. Изучение видов и характеристик потоков заявок.</text:span></text:p>
      <text:p text:style-name="P8"><text:span text:style-name="T9">Теоретическая часть </text:span></text:p>
      <text:p text:style-name="P10">Моделируемые характеристики сообщений<text:s/>(заявок).</text:p>
      <text:list text:style-name="LFO3" text:continue-numbering="true">
        <text:list-item>
          <text:p text:style-name="P11">Тип сообщения –  характеристика,  указывающая важность сообщения, т.е. его приоритет.</text:p>
        </text:list-item>
        <text:list-item>
          <text:p text:style-name="P12">Длина сообщения <text:s/>–  характеристика, определяющая размер сообщения.</text:p>
        </text:list-item>
        <text:list-item>
          <text:p text:style-name="P13">Время возникновения сообщения –<text:s/>характеристика,<text:s/> устанавливающая<text:s/>время возникновения    сообщения<text:s/>в<text:s/>процессе функционирования системы.</text:p>
        </text:list-item>
        <text:list-item>
          <text:p text:style-name="P14">Место сообщения <text:s/>–  характеристика,  указывающая адрес устройства,<text:s/>для которого оно предназначено.</text:p>
        </text:list-item>
      </text:list>
      <text:p text:style-name="P15">Задачи моделирования источников сообщений  </text:p>
      <text:p text:style-name="P16"><text:span text:style-name="T17">Задача  1.</text:span><text:span text:style-name="T18"> </text:span><text:span text:style-name="T19">  </text:span><text:span text:style-name="T20">Генерация сообщений различного типа  с  заданными вероятностями появления.</text:span></text:p>
      <text:p text:style-name="P21"><text:span text:style-name="T22">Для сообщений N типов на основе функции распределения  вероятностей  возникновения в системе сообщения  i-го типа </text:span><text:span text:style-name="T23">p</text:span><text:span text:style-name="T24">(</text:span><text:span text:style-name="T25">i</text:span><text:span text:style-name="T26">) сгенерировать 100 случайных чисел,  определяющих тип каждого сообщения моделируемого потока заявок.</text:span></text:p>
      <text:p text:style-name="P27"><text:span text:style-name="T28">Задача  2. </text:span><text:span text:style-name="T29">  </text:span><text:span text:style-name="T30">Адресация сообщений.</text:span></text:p>
      <text:p text:style-name="P31"><text:span text:style-name="T32">Пусть сообщения поступают в  m  различных абонентских аппаратов.  </text:span><text:span text:style-name="T33">П</text:span><text:span text:style-name="T34">ричем каждое из них предназначено для  передачи лишь в один из аппаратов.  Вероятности того, что сообщение<text:s/></text:span><draw:frame draw:style-name="a0" text:anchor-type="as-char" svg:x="0in" svg:y="0in" svg:width="0.48958in" svg:height="0.22917in" style:rel-width="scale" style:rel-height="scale"><draw:object xlink:href="Object 1/" xlink:type="simple" xlink:show="embed" xlink:actuate="onLoad"/></draw:frame><text:span text:style-name="T35"><text:s/>типа предназначено для передачи  <text:s/></text:span><draw:frame draw:style-name="a1" text:anchor-type="as-char" svg:x="0in" svg:y="0in" svg:width="0.53125in" svg:height="0.22917in" style:rel-width="scale" style:rel-height="scale"><draw:object xlink:href="Object 2/" xlink:type="simple" xlink:show="embed" xlink:actuate="onLoad"/></draw:frame><text:span text:style-name="T36"><text:s/>абоненту задаются таблицей распределения вероятностей </text:span><text:span text:style-name="T37">P</text:span><text:span text:style-name="T38">( </text:span><text:span text:style-name="T39">i</text:span><text:span text:style-name="T40">,</text:span><text:span text:style-name="T41">j</text:span><text:span text:style-name="T42">).</text:span><text:span text:style-name="T43"><text:s/></text:span><text:span text:style-name="T44">Сге</text:span><text:span text:style-name="T45">нерировать 100 случайных чисел.<text:s/></text:span><text:span text:style-name="T46">соответствующих номерам абонентов для моделируемого потока сообщений.</text:span></text:p>
      <text:p text:style-name="P47"><text:span text:style-name="T48">Задача  3. </text:span><text:span text:style-name="T49">Моделирование  потока  сообщений с заданным законом распределения вероятностей длин.</text:span></text:p>
      <text:p text:style-name="P50"><text:span text:style-name="T51">Для сообщений заданных N типов по заданной средней длине сообщения каждого типа  определить  вероятности поступления сообщения длины К и вероятность того, что сообщение типа </text:span><text:span text:style-name="T52">i</text:span><text:span text:style-name="T53"> имеет длину, не более К.</text:span><text:span text:style-name="T54"><text:s/></text:span><text:span text:style-name="T55">Сгенерировать  100  случайных</text:span><text:span text:style-name="T56"><text:s/></text:span><text:span text:style-name="T57">чисел,  задающих</text:span><text:span text:style-name="T58"><text:s/>длину<text:s/></text:span><text:span text:style-name="T59">каждого сообщения соответствующего типа для моделируемого потока сообщений.</text:span></text:p>
      <text:p text:style-name="P60"><text:span text:style-name="T61">3адача  4. </text:span><text:span text:style-name="T62">Моделирование времени поступления сообщений в систему.</text:span></text:p>
      <text:p text:style-name="P63"><text:span text:style-name="T64">Для</text:span><text:span text:style-name="T65"><text:s/></text:span><text:span text:style-name="T66">сообщений заданных</text:span><text:span text:style-name="T67"><text:s/></text:span><text:span text:style-name="T68">N</text:span><text:span text:style-name="T69"><text:s/></text:span><text:span text:style-name="T70">типов</text:span><text:span text:style-name="T71"><text:s/></text:span><text:span text:style-name="T72">по</text:span><text:span text:style-name="T73"><text:s/></text:span><text:span text:style-name="T74">заданным</text:span><text:span text:style-name="T75"><text:s/>законам<text:s/></text:span><text:span text:style-name="T76">распределения  промежутка  времени  между поступлениями в систему<text:s/></text:span><text:soft-page-break/><text:span text:style-name="T77">сообщений</text:span><text:span text:style-name="T78"><text:s/></text:span><draw:frame draw:style-name="a2" text:anchor-type="as-char" svg:x="0in" svg:y="0in" svg:width="0.48958in" svg:height="0.22917in" style:rel-width="scale" style:rel-height="scale"><draw:object xlink:href="Object 3/" xlink:type="simple" xlink:show="embed" xlink:actuate="onLoad"/></draw:frame><text:span text:style-name="T79"><text:s/>типа сгенерировать 100 случайных чисел, определяющих  моменты возникновения каждого моделируемого сообщения в системе.</text:span></text:p>
      <text:p text:style-name="P80"><text:span text:style-name="T81">ЗАДАНИЕ</text:span></text:p>
      <text:p text:style-name="P82">Выполнить моделирование источников сообщений N типов.  Необходимые данные определяются вариантом задания.  Получить поток из 100 сообщений и оценить его характеристики.</text:p>
      <text:p text:style-name="P83"><text:span text:style-name="T84">Порядок выполнение работы:</text:span></text:p>
      <text:list text:style-name="LFO4" text:continue-numbering="true">
        <text:list-item>
          <text:p text:style-name="P85">Изучить теоретическую часть и ответить на контрольные вопросы.</text:p>
        </text:list-item>
        <text:list-item>
          <text:p text:style-name="P86">Выполнить  моделирование, самостоятельно запрограммировав  решение задач 1-4 или вручную.</text:p>
        </text:list-item>
        <text:list-item>
          <text:p text:style-name="P87">Оформить отчет.</text:p>
        </text:list-item>
      </text:list>
      <text:p text:style-name="P88"><text:span text:style-name="T89">Содержание отчета</text:span></text:p>
      <text:p text:style-name="P90">1. Результаты (и тексты программ) моделирования.</text:p>
      <text:p text:style-name="P91">Результаты моделирования представляются в   виде   таблиц, отображающих как заданные, так и расчетные характеристики моделируемого потока сообщений:</text:p>
      <text:p text:style-name="P92">а) поток сообщений, упорядоченный по времени возникновения  сообщений в ВС, представляется по схеме: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тип сообщения</text:p>
          </table:table-cell>
          <table:table-cell table:style-name="TableCell101">
            <text:p text:style-name="P102">адрес абонента</text:p>
          </table:table-cell>
          <table:table-cell table:style-name="TableCell103">
            <text:p text:style-name="P104">длина сообщения</text:p>
          </table:table-cell>
          <table:table-cell table:style-name="TableCell105">
            <text:p text:style-name="P106">время поступления сообщения</text:p>
          </table:table-cell>
        </table:table-row>
      </table:table>
      <text:p text:style-name="P107">б) сравнение характеристик потока сообщений (заданного/или идеального/и  полученного) по соответствующим схемам:</text:p>
      <text:p text:style-name="P108">1) тип сообщения:  количество сообщений данного типа, вероятность появления сообщений данного типа;</text:p>
      <text:p text:style-name="P109">2) тип сообщения:  средняя длина сообщения данного типа, предельная длина сообщения данного типа;</text:p>
      <text:p text:style-name="P110">3) тип сообщения:  средняя частота поступления сообщения данного типа;</text:p>
      <text:p text:style-name="P111"><text:span text:style-name="T112">4) тип сообщения:  вероятности поступления  сообщения данного типа  к  каждому  абоненту,</text:span><text:span text:style-name="T113"><text:s/></text:span><text:span text:style-name="T114"> число поступивших сообщений к каждому абоненту<text:s/></text:span><draw:frame draw:style-name="a3" text:anchor-type="as-char" svg:x="0in" svg:y="0in" svg:width="0.21875in" svg:height="0.25in" style:rel-width="scale" style:rel-height="scale"><draw:object xlink:href="Object 4/" xlink:type="simple" xlink:show="embed" xlink:actuate="onLoad"/></draw:frame><text:span text:style-name="T115">,</text:span><text:span text:style-name="T116"><text:s/></text:span><text:span text:style-name="T117">средняя частота поступления сообщений абоненту,  где </text:span><draw:frame draw:style-name="a4" text:anchor-type="as-char" svg:x="0in" svg:y="0in" svg:width="0.39583in" svg:height="0.22917in" style:rel-width="scale" style:rel-height="scale"><draw:object xlink:href="Object 5/" xlink:type="simple" xlink:show="embed" xlink:actuate="onLoad"/></draw:frame><text:span text:style-name="T118"> </text:span><text:span text:style-name="T119">–<text:s/></text:span><text:span text:style-name="T120">время моделирования.</text:span></text:p>
      <text:p text:style-name="P121">в) расчетные характеристики потока сообщений:<text:s/>математическое ожидание,<text:s/>дисперсия<text:s/>и<text:s/>среднеквадратичное отклонение,<text:s/>интенсивность                  </text:p>
      <text:p text:style-name="P122">2. Выводы.</text:p>
      <text:p text:style-name="P123"><text:span text:style-name="T124">Контрольные вопросы</text:span></text:p>
      <text:p text:style-name="P125">1. Изложить  постановку задач моделирования источников сообщений.</text:p>
      <text:p text:style-name="P126">2. Чем характеризуются сообщения?</text:p>
      <text:soft-page-break/>
      <text:p text:style-name="P127">3. Является ли полученный поток простейшим? И почему?</text:p>
      <text:p text:style-name="P128">4. Объяснить различие между вычисленной и  заданной  вероятностями?</text:p>
      <text:p text:style-name="P129">5. Какие  методы  получения  случайных  величин  с  заданным законом распределения Вы использовали? Почему ?</text:p>
      <text:p text:style-name="P130"/>
      <text:p text:style-name="P131"><text:bookmark-start text:name="ZAD12"/></text:p>
      <text:soft-page-break/>
      <text:p text:style-name="P132">Варианты для лаб. работы 3 (к задачам 1 и 2)<text:bookmark-end text:name="ZAD12"/></text:p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 table:number-rows-spanned="2">
            <text:p text:style-name="P144"><text:span text:style-name="T145">Номер варианта</text:span></text:p>
          </table:table-cell>
          <table:table-cell table:style-name="TableCell146" table:number-columns-spanned="2">
            <text:p text:style-name="P147"><text:span text:style-name="T148">З-н распределения заявок</text:span></text:p>
          </table:table-cell>
          <table:covered-table-cell/>
          <table:table-cell table:style-name="TableCell149" table:number-columns-spanned="5">
            <text:p text:style-name="P150"><text:span text:style-name="T151">З-н распределения заявок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2">
          <table:covered-table-cell>
            <text:p text:style-name="P153"/>
          </table:covered-table-cell>
          <table:table-cell table:style-name="TableCell154">
            <text:p text:style-name="P155"><text:span text:style-name="T156">Тип</text:span></text:p>
          </table:table-cell>
          <table:table-cell table:style-name="TableCell157">
            <text:p text:style-name="P158"><text:span text:style-name="T159">P(i)</text:span></text:p>
          </table:table-cell>
          <table:table-cell table:style-name="TableCell160">
            <text:p text:style-name="P161"><text:span text:style-name="T162">1</text:span></text:p>
          </table:table-cell>
          <table:table-cell table:style-name="TableCell163">
            <text:p text:style-name="P164"><text:span text:style-name="T165">2</text:span></text:p>
          </table:table-cell>
          <table:table-cell table:style-name="TableCell166">
            <text:p text:style-name="P167"><text:span text:style-name="T168">3</text:span></text:p>
          </table:table-cell>
          <table:table-cell table:style-name="TableCell169">
            <text:p text:style-name="P170"><text:span text:style-name="T171">4</text:span></text:p>
          </table:table-cell>
          <table:table-cell table:style-name="TableCell172">
            <text:p text:style-name="P173"><text:span text:style-name="T174">5</text:span></text:p>
          </table:table-cell>
        </table:table-row>
        <table:table-row table:style-name="TableRow175">
          <table:table-cell table:style-name="TableCell176">
            <text:p text:style-name="P177">1</text:p>
          </table:table-cell>
          <table:table-cell table:style-name="TableCell178">
            <text:p text:style-name="P179">1</text:p>
            <text:p text:style-name="P180">2</text:p>
            <text:p text:style-name="P181">3</text:p>
          </table:table-cell>
          <table:table-cell table:style-name="TableCell182">
            <text:p text:style-name="P183">0.26</text:p>
            <text:p text:style-name="P184">0.28</text:p>
            <text:p text:style-name="P185">0.46</text:p>
          </table:table-cell>
          <table:table-cell table:style-name="TableCell186">
            <text:p text:style-name="P187">0,04</text:p>
            <text:p text:style-name="P188">0,12</text:p>
            <text:p text:style-name="P189">0,19</text:p>
          </table:table-cell>
          <table:table-cell table:style-name="TableCell190">
            <text:p text:style-name="P191">0,62</text:p>
            <text:p text:style-name="P192">0,57</text:p>
            <text:p text:style-name="P193">0,13</text:p>
          </table:table-cell>
          <table:table-cell table:style-name="TableCell194">
            <text:p text:style-name="P195">0,01</text:p>
            <text:p text:style-name="P196">0,19</text:p>
            <text:p text:style-name="P197">0,5</text:p>
          </table:table-cell>
          <table:table-cell table:style-name="TableCell198">
            <text:p text:style-name="P199">0,1</text:p>
            <text:p text:style-name="P200">0,03</text:p>
            <text:p text:style-name="P201">0,17</text:p>
          </table:table-cell>
          <table:table-cell table:style-name="TableCell202">
            <text:p text:style-name="P203">0,23</text:p>
            <text:p text:style-name="P204">0,09</text:p>
            <text:p text:style-name="P205">0,01</text:p>
          </table:table-cell>
        </table:table-row>
        <table:table-row table:style-name="TableRow206">
          <table:table-cell table:style-name="TableCell207">
            <text:p text:style-name="P208">2</text:p>
          </table:table-cell>
          <table:table-cell table:style-name="TableCell209">
            <text:p text:style-name="P210">1</text:p>
            <text:p text:style-name="P211">2</text:p>
            <text:p text:style-name="P212">3</text:p>
            <text:p text:style-name="P213">4</text:p>
          </table:table-cell>
          <table:table-cell table:style-name="TableCell214">
            <text:p text:style-name="P215">0.09</text:p>
            <text:p text:style-name="P216">0.68</text:p>
            <text:p text:style-name="P217">0.04</text:p>
            <text:p text:style-name="P218">0.19</text:p>
          </table:table-cell>
          <table:table-cell table:style-name="TableCell219">
            <text:p text:style-name="P220">0,52</text:p>
            <text:p text:style-name="P221">0,34</text:p>
            <text:p text:style-name="P222">0,63</text:p>
            <text:p text:style-name="P223">0,51</text:p>
          </table:table-cell>
          <table:table-cell table:style-name="TableCell224">
            <text:p text:style-name="P225">0,27</text:p>
            <text:p text:style-name="P226">0,44</text:p>
            <text:p text:style-name="P227">0,11</text:p>
            <text:p text:style-name="P228">0,02</text:p>
          </table:table-cell>
          <table:table-cell table:style-name="TableCell229">
            <text:p text:style-name="P230">0,09</text:p>
            <text:p text:style-name="P231">0,07</text:p>
            <text:p text:style-name="P232">0,08</text:p>
            <text:p text:style-name="P233">0,23</text:p>
          </table:table-cell>
          <table:table-cell table:style-name="TableCell234">
            <text:p text:style-name="P235">0,07</text:p>
            <text:p text:style-name="P236">0,12</text:p>
            <text:p text:style-name="P237">0,17</text:p>
            <text:p text:style-name="P238">0,12</text:p>
          </table:table-cell>
          <table:table-cell table:style-name="TableCell239">
            <text:p text:style-name="P240">0,05</text:p>
            <text:p text:style-name="P241">0,03</text:p>
            <text:p text:style-name="P242">0,01</text:p>
            <text:p text:style-name="P243">0,12</text:p>
          </table:table-cell>
        </table:table-row>
        <table:table-row table:style-name="TableRow244">
          <table:table-cell table:style-name="TableCell245">
            <text:p text:style-name="P246">3</text:p>
          </table:table-cell>
          <table:table-cell table:style-name="TableCell247">
            <text:p text:style-name="P248">1</text:p>
            <text:p text:style-name="P249">2</text:p>
            <text:p text:style-name="P250">3</text:p>
            <text:p text:style-name="P251">4</text:p>
          </table:table-cell>
          <table:table-cell table:style-name="TableCell252">
            <text:p text:style-name="P253">0.69</text:p>
            <text:p text:style-name="P254">0.06</text:p>
            <text:p text:style-name="P255">0.1</text:p>
            <text:p text:style-name="P256">0.15</text:p>
          </table:table-cell>
          <table:table-cell table:style-name="TableCell257">
            <text:p text:style-name="P258">0,66</text:p>
            <text:p text:style-name="P259">0,22</text:p>
            <text:p text:style-name="P260">0,58</text:p>
            <text:p text:style-name="P261">0,42</text:p>
          </table:table-cell>
          <table:table-cell table:style-name="TableCell262">
            <text:p text:style-name="P263">0,11</text:p>
            <text:p text:style-name="P264">0,35</text:p>
            <text:p text:style-name="P265">0,06</text:p>
            <text:p text:style-name="P266">0,29</text:p>
          </table:table-cell>
          <table:table-cell table:style-name="TableCell267">
            <text:p text:style-name="P268">0,1</text:p>
            <text:p text:style-name="P269">0,26</text:p>
            <text:p text:style-name="P270">0,24</text:p>
            <text:p text:style-name="P271">0,16</text:p>
          </table:table-cell>
          <table:table-cell table:style-name="TableCell272">
            <text:p text:style-name="P273">0,01</text:p>
            <text:p text:style-name="P274">0,08</text:p>
            <text:p text:style-name="P275">0,02</text:p>
            <text:p text:style-name="P276">0,1</text:p>
          </table:table-cell>
          <table:table-cell table:style-name="TableCell277">
            <text:p text:style-name="P278">0,12</text:p>
            <text:p text:style-name="P279">0,09</text:p>
            <text:p text:style-name="P280">0,1</text:p>
            <text:p text:style-name="P281">0,03</text:p>
          </table:table-cell>
        </table:table-row>
        <table:table-row table:style-name="TableRow282">
          <table:table-cell table:style-name="TableCell283">
            <text:p text:style-name="P284">4</text:p>
          </table:table-cell>
          <table:table-cell table:style-name="TableCell285">
            <text:p text:style-name="P286">1</text:p>
            <text:p text:style-name="P287">2</text:p>
            <text:p text:style-name="P288">3</text:p>
          </table:table-cell>
          <table:table-cell table:style-name="TableCell289">
            <text:p text:style-name="P290">0.56</text:p>
            <text:p text:style-name="P291">0.13</text:p>
            <text:p text:style-name="P292">0.31</text:p>
          </table:table-cell>
          <table:table-cell table:style-name="TableCell293">
            <text:p text:style-name="P294">0,79</text:p>
            <text:p text:style-name="P295">0,75</text:p>
            <text:p text:style-name="P296">0,67</text:p>
          </table:table-cell>
          <table:table-cell table:style-name="TableCell297">
            <text:p text:style-name="P298">0,04</text:p>
            <text:p text:style-name="P299">0,01</text:p>
            <text:p text:style-name="P300">0,16</text:p>
          </table:table-cell>
          <table:table-cell table:style-name="TableCell301">
            <text:p text:style-name="P302">0,01</text:p>
            <text:p text:style-name="P303">0,07</text:p>
            <text:p text:style-name="P304">0,01</text:p>
          </table:table-cell>
          <table:table-cell table:style-name="TableCell305">
            <text:p text:style-name="P306">0,11</text:p>
            <text:p text:style-name="P307">0,11</text:p>
            <text:p text:style-name="P308">0,14</text:p>
          </table:table-cell>
          <table:table-cell table:style-name="TableCell309">
            <text:p text:style-name="P310">0,05</text:p>
            <text:p text:style-name="P311">0,06</text:p>
            <text:p text:style-name="P312">0,02</text:p>
          </table:table-cell>
        </table:table-row>
        <table:table-row table:style-name="TableRow313">
          <table:table-cell table:style-name="TableCell314">
            <text:p text:style-name="P315">5</text:p>
          </table:table-cell>
          <table:table-cell table:style-name="TableCell316">
            <text:p text:style-name="P317">1</text:p>
            <text:p text:style-name="P318">2</text:p>
            <text:p text:style-name="P319">3</text:p>
          </table:table-cell>
          <table:table-cell table:style-name="TableCell320">
            <text:p text:style-name="P321">0.86</text:p>
            <text:p text:style-name="P322">0.02</text:p>
            <text:p text:style-name="P323">0.12</text:p>
          </table:table-cell>
          <table:table-cell table:style-name="TableCell324">
            <text:p text:style-name="P325">0,7</text:p>
            <text:p text:style-name="P326">0,15</text:p>
            <text:p text:style-name="P327">0,68</text:p>
          </table:table-cell>
          <table:table-cell table:style-name="TableCell328">
            <text:p text:style-name="P329">0,04</text:p>
            <text:p text:style-name="P330">0,51</text:p>
            <text:p text:style-name="P331">0</text:p>
          </table:table-cell>
          <table:table-cell table:style-name="TableCell332">
            <text:p text:style-name="P333">0,05</text:p>
            <text:p text:style-name="P334">0,14</text:p>
            <text:p text:style-name="P335">0,15</text:p>
          </table:table-cell>
          <table:table-cell table:style-name="TableCell336">
            <text:p text:style-name="P337">0,17</text:p>
            <text:p text:style-name="P338">0</text:p>
            <text:p text:style-name="P339">0</text:p>
          </table:table-cell>
          <table:table-cell table:style-name="TableCell340">
            <text:p text:style-name="P341">0,04</text:p>
            <text:p text:style-name="P342">0,2</text:p>
            <text:p text:style-name="P343">0,17</text:p>
          </table:table-cell>
        </table:table-row>
        <table:table-row table:style-name="TableRow344">
          <table:table-cell table:style-name="TableCell345">
            <text:p text:style-name="P346">6</text:p>
          </table:table-cell>
          <table:table-cell table:style-name="TableCell347">
            <text:p text:style-name="P348">1</text:p>
            <text:p text:style-name="P349">2</text:p>
            <text:p text:style-name="P350">3</text:p>
          </table:table-cell>
          <table:table-cell table:style-name="TableCell351">
            <text:p text:style-name="P352">0.8</text:p>
            <text:p text:style-name="P353">0.09</text:p>
            <text:p text:style-name="P354">0.11</text:p>
          </table:table-cell>
          <table:table-cell table:style-name="TableCell355">
            <text:p text:style-name="P356">0,78</text:p>
            <text:p text:style-name="P357">0,43</text:p>
            <text:p text:style-name="P358">0,22</text:p>
          </table:table-cell>
          <table:table-cell table:style-name="TableCell359">
            <text:p text:style-name="P360">0,06</text:p>
            <text:p text:style-name="P361">0,12</text:p>
            <text:p text:style-name="P362">0,2</text:p>
          </table:table-cell>
          <table:table-cell table:style-name="TableCell363">
            <text:p text:style-name="P364">0,01</text:p>
            <text:p text:style-name="P365">0</text:p>
            <text:p text:style-name="P366">0,41</text:p>
          </table:table-cell>
          <table:table-cell table:style-name="TableCell367">
            <text:p text:style-name="P368">0,1</text:p>
            <text:p text:style-name="P369">0,21</text:p>
            <text:p text:style-name="P370">0,04</text:p>
          </table:table-cell>
          <table:table-cell table:style-name="TableCell371">
            <text:p text:style-name="P372">0,05</text:p>
            <text:p text:style-name="P373">0,24</text:p>
            <text:p text:style-name="P374">0,13</text:p>
          </table:table-cell>
        </table:table-row>
        <table:table-row table:style-name="TableRow375">
          <table:table-cell table:style-name="TableCell376">
            <text:p text:style-name="P377">7</text:p>
          </table:table-cell>
          <table:table-cell table:style-name="TableCell378">
            <text:p text:style-name="P379">1</text:p>
            <text:p text:style-name="P380">2</text:p>
            <text:p text:style-name="P381">3</text:p>
          </table:table-cell>
          <table:table-cell table:style-name="TableCell382">
            <text:p text:style-name="P383">0.05</text:p>
            <text:p text:style-name="P384">0.17</text:p>
            <text:p text:style-name="P385">0.78</text:p>
          </table:table-cell>
          <table:table-cell table:style-name="TableCell386">
            <text:p text:style-name="P387">0,22</text:p>
            <text:p text:style-name="P388">0,21</text:p>
            <text:p text:style-name="P389">0,62</text:p>
          </table:table-cell>
          <table:table-cell table:style-name="TableCell390">
            <text:p text:style-name="P391">0,26</text:p>
            <text:p text:style-name="P392">0,47</text:p>
            <text:p text:style-name="P393">0,13</text:p>
          </table:table-cell>
          <table:table-cell table:style-name="TableCell394">
            <text:p text:style-name="P395">0,29</text:p>
            <text:p text:style-name="P396">0,05</text:p>
            <text:p text:style-name="P397">0,02</text:p>
          </table:table-cell>
          <table:table-cell table:style-name="TableCell398">
            <text:p text:style-name="P399">0,03</text:p>
            <text:p text:style-name="P400">0,13</text:p>
            <text:p text:style-name="P401">0,19</text:p>
          </table:table-cell>
          <table:table-cell table:style-name="TableCell402">
            <text:p text:style-name="P403">0,2</text:p>
            <text:p text:style-name="P404">0,14</text:p>
            <text:p text:style-name="P405">0,04</text:p>
          </table:table-cell>
        </table:table-row>
        <table:table-row table:style-name="TableRow406">
          <table:table-cell table:style-name="TableCell407">
            <text:p text:style-name="P408">8</text:p>
          </table:table-cell>
          <table:table-cell table:style-name="TableCell409">
            <text:p text:style-name="P410">1</text:p>
            <text:p text:style-name="P411">2</text:p>
            <text:p text:style-name="P412">3</text:p>
            <text:p text:style-name="P413">4</text:p>
          </table:table-cell>
          <table:table-cell table:style-name="TableCell414">
            <text:p text:style-name="P415">0.83</text:p>
            <text:p text:style-name="P416">0</text:p>
            <text:p text:style-name="P417">0</text:p>
            <text:p text:style-name="P418">0.17</text:p>
          </table:table-cell>
          <table:table-cell table:style-name="TableCell419">
            <text:p text:style-name="P420">0,62</text:p>
            <text:p text:style-name="P421">0,1</text:p>
            <text:p text:style-name="P422">0,77</text:p>
            <text:p text:style-name="P423">0,59</text:p>
          </table:table-cell>
          <table:table-cell table:style-name="TableCell424">
            <text:p text:style-name="P425">0</text:p>
            <text:p text:style-name="P426">0,66</text:p>
            <text:p text:style-name="P427">0,02</text:p>
            <text:p text:style-name="P428">0,16</text:p>
          </table:table-cell>
          <table:table-cell table:style-name="TableCell429">
            <text:p text:style-name="P430">0,27</text:p>
            <text:p text:style-name="P431">0,07</text:p>
            <text:p text:style-name="P432">0</text:p>
            <text:p text:style-name="P433">0,06</text:p>
          </table:table-cell>
          <table:table-cell table:style-name="TableCell434">
            <text:p text:style-name="P435">0,09</text:p>
            <text:p text:style-name="P436">0</text:p>
            <text:p text:style-name="P437">0,18</text:p>
            <text:p text:style-name="P438">0,08</text:p>
          </table:table-cell>
          <table:table-cell table:style-name="TableCell439">
            <text:p text:style-name="P440">0,02</text:p>
            <text:p text:style-name="P441">0,17</text:p>
            <text:p text:style-name="P442">0,03</text:p>
            <text:p text:style-name="P443">0,11</text:p>
          </table:table-cell>
        </table:table-row>
        <table:table-row table:style-name="TableRow444">
          <table:table-cell table:style-name="TableCell445">
            <text:p text:style-name="P446">9</text:p>
          </table:table-cell>
          <table:table-cell table:style-name="TableCell447">
            <text:p text:style-name="P448">1</text:p>
            <text:p text:style-name="P449">2</text:p>
            <text:p text:style-name="P450">3</text:p>
          </table:table-cell>
          <table:table-cell table:style-name="TableCell451">
            <text:p text:style-name="P452">0.64</text:p>
            <text:p text:style-name="P453">0.16</text:p>
            <text:p text:style-name="P454">0.2</text:p>
          </table:table-cell>
          <table:table-cell table:style-name="TableCell455">
            <text:p text:style-name="P456">0,56</text:p>
            <text:p text:style-name="P457">0,32</text:p>
            <text:p text:style-name="P458">0,25</text:p>
          </table:table-cell>
          <table:table-cell table:style-name="TableCell459">
            <text:p text:style-name="P460">0,25</text:p>
            <text:p text:style-name="P461">0,34</text:p>
            <text:p text:style-name="P462">0,23</text:p>
          </table:table-cell>
          <table:table-cell table:style-name="TableCell463">
            <text:p text:style-name="P464">0,07</text:p>
            <text:p text:style-name="P465">0,07</text:p>
            <text:p text:style-name="P466">0,02</text:p>
          </table:table-cell>
          <table:table-cell table:style-name="TableCell467">
            <text:p text:style-name="P468">0,07</text:p>
            <text:p text:style-name="P469">0,01</text:p>
            <text:p text:style-name="P470">0,07</text:p>
          </table:table-cell>
          <table:table-cell table:style-name="TableCell471">
            <text:p text:style-name="P472">0,05</text:p>
            <text:p text:style-name="P473">0,26</text:p>
            <text:p text:style-name="P474">0,43</text:p>
          </table:table-cell>
        </table:table-row>
        <table:table-row table:style-name="TableRow475">
          <table:table-cell table:style-name="TableCell476">
            <text:p text:style-name="P477">10</text:p>
          </table:table-cell>
          <table:table-cell table:style-name="TableCell478">
            <text:p text:style-name="P479">1</text:p>
            <text:p text:style-name="P480">2</text:p>
            <text:p text:style-name="P481">3</text:p>
            <text:p text:style-name="P482">4</text:p>
          </table:table-cell>
          <table:table-cell table:style-name="TableCell483">
            <text:p text:style-name="P484">0.16</text:p>
            <text:p text:style-name="P485">0.37</text:p>
            <text:p text:style-name="P486">0.16</text:p>
            <text:p text:style-name="P487">0.31</text:p>
          </table:table-cell>
          <table:table-cell table:style-name="TableCell488">
            <text:p text:style-name="P489">0,18</text:p>
            <text:p text:style-name="P490">0,43</text:p>
            <text:p text:style-name="P491">0,55</text:p>
            <text:p text:style-name="P492">0,06</text:p>
          </table:table-cell>
          <table:table-cell table:style-name="TableCell493">
            <text:p text:style-name="P494">0,22</text:p>
            <text:p text:style-name="P495">0,39</text:p>
            <text:p text:style-name="P496">0,12</text:p>
            <text:p text:style-name="P497">0,06</text:p>
          </table:table-cell>
          <table:table-cell table:style-name="TableCell498">
            <text:p text:style-name="P499">0,14</text:p>
            <text:p text:style-name="P500">0,04</text:p>
            <text:p text:style-name="P501">0,09</text:p>
            <text:p text:style-name="P502">0,75</text:p>
          </table:table-cell>
          <table:table-cell table:style-name="TableCell503">
            <text:p text:style-name="P504">0,01</text:p>
            <text:p text:style-name="P505">0,07</text:p>
            <text:p text:style-name="P506">0,15</text:p>
            <text:p text:style-name="P507">0,07</text:p>
          </table:table-cell>
          <table:table-cell table:style-name="TableCell508">
            <text:p text:style-name="P509">0,45</text:p>
            <text:p text:style-name="P510">0,07</text:p>
            <text:p text:style-name="P511">0,09</text:p>
            <text:p text:style-name="P512">0,06</text:p>
          </table:table-cell>
        </table:table-row>
        <table:table-row table:style-name="TableRow513">
          <table:table-cell table:style-name="TableCell514">
            <text:p text:style-name="P515">11</text:p>
          </table:table-cell>
          <table:table-cell table:style-name="TableCell516">
            <text:p text:style-name="P517">1</text:p>
            <text:p text:style-name="P518">2</text:p>
            <text:p text:style-name="P519">3</text:p>
          </table:table-cell>
          <table:table-cell table:style-name="TableCell520">
            <text:p text:style-name="P521">0,51</text:p>
            <text:p text:style-name="P522">0,02</text:p>
            <text:p text:style-name="P523">0,47</text:p>
          </table:table-cell>
          <table:table-cell table:style-name="TableCell524">
            <text:p text:style-name="P525">0,49</text:p>
            <text:p text:style-name="P526">0,62</text:p>
            <text:p text:style-name="P527">0,56</text:p>
          </table:table-cell>
          <table:table-cell table:style-name="TableCell528">
            <text:p text:style-name="P529">0,05</text:p>
            <text:p text:style-name="P530">0,2</text:p>
            <text:p text:style-name="P531">0,27</text:p>
          </table:table-cell>
          <table:table-cell table:style-name="TableCell532">
            <text:p text:style-name="P533">0,22</text:p>
            <text:p text:style-name="P534">0,01</text:p>
            <text:p text:style-name="P535">0,02</text:p>
          </table:table-cell>
          <table:table-cell table:style-name="TableCell536">
            <text:p text:style-name="P537">0,06</text:p>
            <text:p text:style-name="P538">0,11</text:p>
            <text:p text:style-name="P539">0,14</text:p>
          </table:table-cell>
          <table:table-cell table:style-name="TableCell540">
            <text:p text:style-name="P541">0,18</text:p>
            <text:p text:style-name="P542">0,06</text:p>
            <text:p text:style-name="P543">0,01</text:p>
          </table:table-cell>
        </table:table-row>
        <table:table-row table:style-name="TableRow544">
          <table:table-cell table:style-name="TableCell545">
            <text:p text:style-name="P546">12</text:p>
          </table:table-cell>
          <table:table-cell table:style-name="TableCell547">
            <text:p text:style-name="P548">1</text:p>
            <text:p text:style-name="P549">2</text:p>
            <text:p text:style-name="P550">3</text:p>
            <text:p text:style-name="P551">4</text:p>
          </table:table-cell>
          <table:table-cell table:style-name="TableCell552">
            <text:p text:style-name="P553">0,22</text:p>
            <text:p text:style-name="P554">0,43</text:p>
            <text:p text:style-name="P555">0,15</text:p>
            <text:p text:style-name="P556">0,2</text:p>
          </table:table-cell>
          <table:table-cell table:style-name="TableCell557">
            <text:p text:style-name="P558">0,29</text:p>
            <text:p text:style-name="P559">0,7</text:p>
            <text:p text:style-name="P560">0,23</text:p>
            <text:p text:style-name="P561">0,67</text:p>
          </table:table-cell>
          <table:table-cell table:style-name="TableCell562">
            <text:p text:style-name="P563">0,41</text:p>
            <text:p text:style-name="P564">0,01</text:p>
            <text:p text:style-name="P565">0,36</text:p>
            <text:p text:style-name="P566">0,1</text:p>
          </table:table-cell>
          <table:table-cell table:style-name="TableCell567">
            <text:p text:style-name="P568">0</text:p>
            <text:p text:style-name="P569">0,08</text:p>
            <text:p text:style-name="P570">0,26</text:p>
            <text:p text:style-name="P571">0,11</text:p>
          </table:table-cell>
          <table:table-cell table:style-name="TableCell572">
            <text:p text:style-name="P573">0,15</text:p>
            <text:p text:style-name="P574">0,01</text:p>
            <text:p text:style-name="P575">0,08</text:p>
            <text:p text:style-name="P576">0,06</text:p>
          </table:table-cell>
          <table:table-cell table:style-name="TableCell577">
            <text:p text:style-name="P578">0,15</text:p>
            <text:p text:style-name="P579">0,2</text:p>
            <text:p text:style-name="P580">0,07</text:p>
            <text:p text:style-name="P581">0,06</text:p>
          </table:table-cell>
        </table:table-row>
        <table:table-row table:style-name="TableRow582">
          <table:table-cell table:style-name="TableCell583">
            <text:p text:style-name="P584">13</text:p>
          </table:table-cell>
          <table:table-cell table:style-name="TableCell585">
            <text:p text:style-name="P586">1</text:p>
            <text:p text:style-name="P587">2</text:p>
            <text:p text:style-name="P588">3</text:p>
            <text:p text:style-name="P589">4</text:p>
          </table:table-cell>
          <table:table-cell table:style-name="TableCell590">
            <text:p text:style-name="P591">0,71</text:p>
            <text:p text:style-name="P592">0,15</text:p>
            <text:p text:style-name="P593">0,02</text:p>
            <text:p text:style-name="P594">0,12</text:p>
          </table:table-cell>
          <table:table-cell table:style-name="TableCell595">
            <text:p text:style-name="P596">0,05</text:p>
            <text:p text:style-name="P597">0,13</text:p>
            <text:p text:style-name="P598">0,43</text:p>
            <text:p text:style-name="P599">0,2</text:p>
          </table:table-cell>
          <table:table-cell table:style-name="TableCell600">
            <text:p text:style-name="P601">0,41</text:p>
            <text:p text:style-name="P602">0,19</text:p>
            <text:p text:style-name="P603">0,23</text:p>
            <text:p text:style-name="P604">0,56</text:p>
          </table:table-cell>
          <table:table-cell table:style-name="TableCell605">
            <text:p text:style-name="P606">0,24</text:p>
            <text:p text:style-name="P607">0,53</text:p>
            <text:p text:style-name="P608">0,05</text:p>
            <text:p text:style-name="P609">0,08</text:p>
          </table:table-cell>
          <table:table-cell table:style-name="TableCell610">
            <text:p text:style-name="P611">0,16</text:p>
            <text:p text:style-name="P612">0,04</text:p>
            <text:p text:style-name="P613">0,24</text:p>
            <text:p text:style-name="P614">0</text:p>
          </table:table-cell>
          <table:table-cell table:style-name="TableCell615">
            <text:p text:style-name="P616">0,14</text:p>
            <text:p text:style-name="P617">0,11</text:p>
            <text:p text:style-name="P618">0,05</text:p>
            <text:p text:style-name="P619">0,16</text:p>
          </table:table-cell>
        </table:table-row>
        <table:table-row table:style-name="TableRow620">
          <table:table-cell table:style-name="TableCell621">
            <text:p text:style-name="P622">14</text:p>
          </table:table-cell>
          <table:table-cell table:style-name="TableCell623">
            <text:p text:style-name="P624">1</text:p>
            <text:soft-page-break/>
            <text:p text:style-name="P625">2</text:p>
            <text:p text:style-name="P626">3</text:p>
          </table:table-cell>
          <table:table-cell table:style-name="TableCell627">
            <text:p text:style-name="P628">0,01</text:p>
            <text:soft-page-break/>
            <text:p text:style-name="P629">0,71</text:p>
            <text:p text:style-name="P630">0,28</text:p>
          </table:table-cell>
          <table:table-cell table:style-name="TableCell631">
            <text:p text:style-name="P632">0,74</text:p>
            <text:soft-page-break/>
            <text:p text:style-name="P633">0,2</text:p>
            <text:p text:style-name="P634">0,68</text:p>
          </table:table-cell>
          <table:table-cell table:style-name="TableCell635">
            <text:p text:style-name="P636">0,02</text:p>
            <text:soft-page-break/>
            <text:p text:style-name="P637">0,07</text:p>
            <text:p text:style-name="P638">0,1</text:p>
          </table:table-cell>
          <table:table-cell table:style-name="TableCell639">
            <text:p text:style-name="P640">0,03</text:p>
            <text:soft-page-break/>
            <text:p text:style-name="P641">0,4</text:p>
            <text:p text:style-name="P642">0</text:p>
          </table:table-cell>
          <table:table-cell table:style-name="TableCell643">
            <text:p text:style-name="P644">0,2</text:p>
            <text:soft-page-break/>
            <text:p text:style-name="P645">0,26</text:p>
            <text:p text:style-name="P646">0,15</text:p>
          </table:table-cell>
          <table:table-cell table:style-name="TableCell647">
            <text:p text:style-name="P648">0,01</text:p>
            <text:soft-page-break/>
            <text:p text:style-name="P649">0,07</text:p>
            <text:p text:style-name="P650">0,07</text:p>
          </table:table-cell>
        </table:table-row>
        <table:table-row table:style-name="TableRow651">
          <table:table-cell table:style-name="TableCell652">
            <text:p text:style-name="P653">15</text:p>
          </table:table-cell>
          <table:table-cell table:style-name="TableCell654">
            <text:p text:style-name="P655">1</text:p>
            <text:p text:style-name="P656">2</text:p>
            <text:p text:style-name="P657">3</text:p>
            <text:p text:style-name="P658">4</text:p>
          </table:table-cell>
          <table:table-cell table:style-name="TableCell659">
            <text:p text:style-name="P660">0,12</text:p>
            <text:p text:style-name="P661">0,48</text:p>
            <text:p text:style-name="P662">0</text:p>
            <text:p text:style-name="P663">0,4</text:p>
          </table:table-cell>
          <table:table-cell table:style-name="TableCell664">
            <text:p text:style-name="P665">0,55</text:p>
            <text:p text:style-name="P666">0,49</text:p>
            <text:p text:style-name="P667">0,63</text:p>
            <text:p text:style-name="P668">0,52</text:p>
          </table:table-cell>
          <table:table-cell table:style-name="TableCell669">
            <text:p text:style-name="P670">0,18</text:p>
            <text:p text:style-name="P671">0,04</text:p>
            <text:p text:style-name="P672">0,01</text:p>
            <text:p text:style-name="P673">0,1</text:p>
          </table:table-cell>
          <table:table-cell table:style-name="TableCell674">
            <text:p text:style-name="P675">0,08</text:p>
            <text:p text:style-name="P676">0,36</text:p>
            <text:p text:style-name="P677">0,03</text:p>
            <text:p text:style-name="P678">0,19</text:p>
          </table:table-cell>
          <table:table-cell table:style-name="TableCell679">
            <text:p text:style-name="P680">0,1</text:p>
            <text:p text:style-name="P681">0,09</text:p>
            <text:p text:style-name="P682">0,22</text:p>
            <text:p text:style-name="P683">0,1</text:p>
          </table:table-cell>
          <table:table-cell table:style-name="TableCell684">
            <text:p text:style-name="P685">0,09</text:p>
            <text:p text:style-name="P686">0,02</text:p>
            <text:p text:style-name="P687">0,11</text:p>
            <text:p text:style-name="P688">0,09</text:p>
          </table:table-cell>
        </table:table-row>
        <table:table-row table:style-name="TableRow689">
          <table:table-cell table:style-name="TableCell690">
            <text:p text:style-name="P691">16</text:p>
          </table:table-cell>
          <table:table-cell table:style-name="TableCell692">
            <text:p text:style-name="P693">1</text:p>
            <text:p text:style-name="P694">2</text:p>
            <text:p text:style-name="P695">3</text:p>
            <text:p text:style-name="P696">4</text:p>
          </table:table-cell>
          <table:table-cell table:style-name="TableCell697">
            <text:p text:style-name="P698">0,87</text:p>
            <text:p text:style-name="P699">0,02</text:p>
            <text:p text:style-name="P700">0</text:p>
            <text:p text:style-name="P701">0,11</text:p>
          </table:table-cell>
          <table:table-cell table:style-name="TableCell702">
            <text:p text:style-name="P703">0,27</text:p>
            <text:p text:style-name="P704">0,5</text:p>
            <text:p text:style-name="P705">0,29</text:p>
            <text:p text:style-name="P706">0,56</text:p>
          </table:table-cell>
          <table:table-cell table:style-name="TableCell707">
            <text:p text:style-name="P708">0</text:p>
            <text:p text:style-name="P709">0,04</text:p>
            <text:p text:style-name="P710">0,19</text:p>
            <text:p text:style-name="P711">0,04</text:p>
          </table:table-cell>
          <table:table-cell table:style-name="TableCell712">
            <text:p text:style-name="P713">0,07</text:p>
            <text:p text:style-name="P714">0,26</text:p>
            <text:p text:style-name="P715">0,23</text:p>
            <text:p text:style-name="P716">0,08</text:p>
          </table:table-cell>
          <table:table-cell table:style-name="TableCell717">
            <text:p text:style-name="P718">0,09</text:p>
            <text:p text:style-name="P719">0,18</text:p>
            <text:p text:style-name="P720">0,14</text:p>
            <text:p text:style-name="P721">0,25</text:p>
          </table:table-cell>
          <table:table-cell table:style-name="TableCell722">
            <text:p text:style-name="P723">0,57</text:p>
            <text:p text:style-name="P724">0,02</text:p>
            <text:p text:style-name="P725">0,15</text:p>
            <text:p text:style-name="P726">0,07</text:p>
          </table:table-cell>
        </table:table-row>
        <table:table-row table:style-name="TableRow727">
          <table:table-cell table:style-name="TableCell728">
            <text:p text:style-name="P729">17</text:p>
          </table:table-cell>
          <table:table-cell table:style-name="TableCell730">
            <text:p text:style-name="P731">1</text:p>
            <text:p text:style-name="P732">2</text:p>
            <text:p text:style-name="P733">3</text:p>
          </table:table-cell>
          <table:table-cell table:style-name="TableCell734">
            <text:p text:style-name="P735">0,1</text:p>
            <text:p text:style-name="P736">0,65</text:p>
            <text:p text:style-name="P737">0,25</text:p>
          </table:table-cell>
          <table:table-cell table:style-name="TableCell738">
            <text:p text:style-name="P739">0,78</text:p>
            <text:p text:style-name="P740">0,17</text:p>
            <text:p text:style-name="P741">0,77</text:p>
          </table:table-cell>
          <table:table-cell table:style-name="TableCell742">
            <text:p text:style-name="P743">0,05</text:p>
            <text:p text:style-name="P744">0,6</text:p>
            <text:p text:style-name="P745">0</text:p>
          </table:table-cell>
          <table:table-cell table:style-name="TableCell746">
            <text:p text:style-name="P747">0,03</text:p>
            <text:p text:style-name="P748">0,11</text:p>
            <text:p text:style-name="P749">0,06</text:p>
          </table:table-cell>
          <table:table-cell table:style-name="TableCell750">
            <text:p text:style-name="P751">0,12</text:p>
            <text:p text:style-name="P752">0</text:p>
            <text:p text:style-name="P753">0,09</text:p>
          </table:table-cell>
          <table:table-cell table:style-name="TableCell754">
            <text:p text:style-name="P755">0,02</text:p>
            <text:p text:style-name="P756">0,12</text:p>
            <text:p text:style-name="P757">0,08</text:p>
          </table:table-cell>
        </table:table-row>
        <table:table-row table:style-name="TableRow758">
          <table:table-cell table:style-name="TableCell759">
            <text:p text:style-name="P760">18</text:p>
          </table:table-cell>
          <table:table-cell table:style-name="TableCell761">
            <text:p text:style-name="P762">1</text:p>
            <text:p text:style-name="P763">2</text:p>
            <text:p text:style-name="P764">3</text:p>
            <text:p text:style-name="P765">4</text:p>
          </table:table-cell>
          <table:table-cell table:style-name="TableCell766">
            <text:p text:style-name="P767">0,82</text:p>
            <text:p text:style-name="P768">0,01</text:p>
            <text:p text:style-name="P769">0,05</text:p>
            <text:p text:style-name="P770">0,12</text:p>
          </table:table-cell>
          <table:table-cell table:style-name="TableCell771">
            <text:p text:style-name="P772">0,08</text:p>
            <text:p text:style-name="P773">0,27</text:p>
            <text:p text:style-name="P774">0,69</text:p>
            <text:p text:style-name="P775">0,17</text:p>
          </table:table-cell>
          <table:table-cell table:style-name="TableCell776">
            <text:p text:style-name="P777">0,04</text:p>
            <text:p text:style-name="P778">0,33</text:p>
            <text:p text:style-name="P779">0</text:p>
            <text:p text:style-name="P780">0,45</text:p>
          </table:table-cell>
          <table:table-cell table:style-name="TableCell781">
            <text:p text:style-name="P782">0,33</text:p>
            <text:p text:style-name="P783">0,19</text:p>
            <text:p text:style-name="P784">0,02</text:p>
            <text:p text:style-name="P785">0,16</text:p>
          </table:table-cell>
          <table:table-cell table:style-name="TableCell786">
            <text:p text:style-name="P787">0,11</text:p>
            <text:p text:style-name="P788">0,09</text:p>
            <text:p text:style-name="P789">0,11</text:p>
            <text:p text:style-name="P790">0,21</text:p>
          </table:table-cell>
          <table:table-cell table:style-name="TableCell791">
            <text:p text:style-name="P792">0,44</text:p>
            <text:p text:style-name="P793">0,12</text:p>
            <text:p text:style-name="P794">0,18</text:p>
            <text:p text:style-name="P795">0,01</text:p>
          </table:table-cell>
        </table:table-row>
        <table:table-row table:style-name="TableRow796">
          <table:table-cell table:style-name="TableCell797">
            <text:p text:style-name="P798">19</text:p>
          </table:table-cell>
          <table:table-cell table:style-name="TableCell799">
            <text:p text:style-name="P800">1</text:p>
            <text:p text:style-name="P801">2</text:p>
            <text:p text:style-name="P802">3</text:p>
            <text:p text:style-name="P803">4</text:p>
          </table:table-cell>
          <table:table-cell table:style-name="TableCell804">
            <text:p text:style-name="P805">0,53</text:p>
            <text:p text:style-name="P806">0,09</text:p>
            <text:p text:style-name="P807">0,02</text:p>
            <text:p text:style-name="P808">0,36</text:p>
          </table:table-cell>
          <table:table-cell table:style-name="TableCell809">
            <text:p text:style-name="P810">0,48</text:p>
            <text:p text:style-name="P811">0,07</text:p>
            <text:p text:style-name="P812">0,12</text:p>
            <text:p text:style-name="P813">0,02</text:p>
          </table:table-cell>
          <table:table-cell table:style-name="TableCell814">
            <text:p text:style-name="P815">0,28</text:p>
            <text:p text:style-name="P816">0,22</text:p>
            <text:p text:style-name="P817">0,27</text:p>
            <text:p text:style-name="P818">0,72</text:p>
          </table:table-cell>
          <table:table-cell table:style-name="TableCell819">
            <text:p text:style-name="P820">0,09</text:p>
            <text:p text:style-name="P821">0,41</text:p>
            <text:p text:style-name="P822">0,07</text:p>
            <text:p text:style-name="P823">0,01</text:p>
          </table:table-cell>
          <table:table-cell table:style-name="TableCell824">
            <text:p text:style-name="P825">0</text:p>
            <text:p text:style-name="P826">0,17</text:p>
            <text:p text:style-name="P827">0,39</text:p>
            <text:p text:style-name="P828">0,07</text:p>
          </table:table-cell>
          <table:table-cell table:style-name="TableCell829">
            <text:p text:style-name="P830">0,15</text:p>
            <text:p text:style-name="P831">0,13</text:p>
            <text:p text:style-name="P832">0,15</text:p>
            <text:p text:style-name="P833">0,18</text:p>
          </table:table-cell>
        </table:table-row>
        <table:table-row table:style-name="TableRow834">
          <table:table-cell table:style-name="TableCell835">
            <text:p text:style-name="P836">20</text:p>
          </table:table-cell>
          <table:table-cell table:style-name="TableCell837">
            <text:p text:style-name="P838">1</text:p>
            <text:p text:style-name="P839">2</text:p>
            <text:p text:style-name="P840">3</text:p>
          </table:table-cell>
          <table:table-cell table:style-name="TableCell841">
            <text:p text:style-name="P842">0,3</text:p>
            <text:p text:style-name="P843">0,07</text:p>
            <text:p text:style-name="P844">0,63</text:p>
          </table:table-cell>
          <table:table-cell table:style-name="TableCell845">
            <text:p text:style-name="P846">0,77</text:p>
            <text:p text:style-name="P847">0,53</text:p>
            <text:p text:style-name="P848">0,77</text:p>
          </table:table-cell>
          <table:table-cell table:style-name="TableCell849">
            <text:p text:style-name="P850">0,01</text:p>
            <text:p text:style-name="P851">0,31</text:p>
            <text:p text:style-name="P852">0,03</text:p>
          </table:table-cell>
          <table:table-cell table:style-name="TableCell853">
            <text:p text:style-name="P854">0</text:p>
            <text:p text:style-name="P855">0,05</text:p>
            <text:p text:style-name="P856">0,08</text:p>
          </table:table-cell>
          <table:table-cell table:style-name="TableCell857">
            <text:p text:style-name="P858">0,13</text:p>
            <text:p text:style-name="P859">0,06</text:p>
            <text:p text:style-name="P860">0,09</text:p>
          </table:table-cell>
          <table:table-cell table:style-name="TableCell861">
            <text:p text:style-name="P862">0,09</text:p>
            <text:p text:style-name="P863">0,05</text:p>
            <text:p text:style-name="P864">0,03</text:p>
          </table:table-cell>
        </table:table-row>
        <table:table-row table:style-name="TableRow865">
          <table:table-cell table:style-name="TableCell866">
            <text:p text:style-name="P867">21</text:p>
          </table:table-cell>
          <table:table-cell table:style-name="TableCell868">
            <text:p text:style-name="P869">1</text:p>
            <text:p text:style-name="P870">2</text:p>
            <text:p text:style-name="P871">3</text:p>
          </table:table-cell>
          <table:table-cell table:style-name="TableCell872">
            <text:p text:style-name="P873">0,77</text:p>
            <text:p text:style-name="P874">0,06</text:p>
            <text:p text:style-name="P875">0,17</text:p>
          </table:table-cell>
          <table:table-cell table:style-name="TableCell876">
            <text:p text:style-name="P877">0,72</text:p>
            <text:p text:style-name="P878">0,74</text:p>
            <text:p text:style-name="P879">0,27</text:p>
          </table:table-cell>
          <table:table-cell table:style-name="TableCell880">
            <text:p text:style-name="P881">0,09</text:p>
            <text:p text:style-name="P882">0,09</text:p>
            <text:p text:style-name="P883">0,04</text:p>
          </table:table-cell>
          <table:table-cell table:style-name="TableCell884">
            <text:p text:style-name="P885">0</text:p>
            <text:p text:style-name="P886">0,01</text:p>
            <text:p text:style-name="P887">0,38</text:p>
          </table:table-cell>
          <table:table-cell table:style-name="TableCell888">
            <text:p text:style-name="P889">0,08</text:p>
            <text:p text:style-name="P890">0,09</text:p>
            <text:p text:style-name="P891">0,29</text:p>
          </table:table-cell>
          <table:table-cell table:style-name="TableCell892">
            <text:p text:style-name="P893">0,11</text:p>
            <text:p text:style-name="P894">0,07</text:p>
            <text:p text:style-name="P895">0,02</text:p>
          </table:table-cell>
        </table:table-row>
        <table:table-row table:style-name="TableRow896">
          <table:table-cell table:style-name="TableCell897">
            <text:p text:style-name="P898">22</text:p>
          </table:table-cell>
          <table:table-cell table:style-name="TableCell899">
            <text:p text:style-name="P900">1</text:p>
            <text:p text:style-name="P901">2</text:p>
            <text:p text:style-name="P902">3</text:p>
            <text:p text:style-name="P903">4</text:p>
          </table:table-cell>
          <table:table-cell table:style-name="TableCell904">
            <text:p text:style-name="P905">0,87</text:p>
            <text:p text:style-name="P906">0,01</text:p>
            <text:p text:style-name="P907">0,01</text:p>
            <text:p text:style-name="P908">0,11</text:p>
          </table:table-cell>
          <table:table-cell table:style-name="TableCell909">
            <text:p text:style-name="P910">0,49</text:p>
            <text:p text:style-name="P911">0,18</text:p>
            <text:p text:style-name="P912">0,06</text:p>
            <text:p text:style-name="P913">0,43</text:p>
          </table:table-cell>
          <table:table-cell table:style-name="TableCell914">
            <text:p text:style-name="P915">0,14</text:p>
            <text:p text:style-name="P916">0,36</text:p>
            <text:p text:style-name="P917">0,04</text:p>
            <text:p text:style-name="P918">0,01</text:p>
          </table:table-cell>
          <table:table-cell table:style-name="TableCell919">
            <text:p text:style-name="P920">0,02</text:p>
            <text:p text:style-name="P921">0,02</text:p>
            <text:p text:style-name="P922">0,53</text:p>
            <text:p text:style-name="P923">0,2</text:p>
          </table:table-cell>
          <table:table-cell table:style-name="TableCell924">
            <text:p text:style-name="P925">0,29</text:p>
            <text:p text:style-name="P926">0,07</text:p>
            <text:p text:style-name="P927">0,23</text:p>
            <text:p text:style-name="P928">0,08</text:p>
          </table:table-cell>
          <table:table-cell table:style-name="TableCell929">
            <text:p text:style-name="P930">0,06</text:p>
            <text:p text:style-name="P931">0,37</text:p>
            <text:p text:style-name="P932">0,14</text:p>
            <text:p text:style-name="P933">0,28</text:p>
          </table:table-cell>
        </table:table-row>
        <table:table-row table:style-name="TableRow934">
          <table:table-cell table:style-name="TableCell935">
            <text:p text:style-name="P936">23</text:p>
          </table:table-cell>
          <table:table-cell table:style-name="TableCell937">
            <text:p text:style-name="P938">1</text:p>
            <text:p text:style-name="P939">2</text:p>
            <text:p text:style-name="P940">3</text:p>
          </table:table-cell>
          <table:table-cell table:style-name="TableCell941">
            <text:p text:style-name="P942">0,52</text:p>
            <text:p text:style-name="P943">0,07</text:p>
            <text:p text:style-name="P944">0,41</text:p>
          </table:table-cell>
          <table:table-cell table:style-name="TableCell945">
            <text:p text:style-name="P946">0,07</text:p>
            <text:p text:style-name="P947">0,61</text:p>
            <text:p text:style-name="P948">0,27</text:p>
          </table:table-cell>
          <table:table-cell table:style-name="TableCell949">
            <text:p text:style-name="P950">0,66</text:p>
            <text:p text:style-name="P951">0,02</text:p>
            <text:p text:style-name="P952">0,28</text:p>
          </table:table-cell>
          <table:table-cell table:style-name="TableCell953">
            <text:p text:style-name="P954">0,08</text:p>
            <text:p text:style-name="P955">0,02</text:p>
            <text:p text:style-name="P956">0,18</text:p>
          </table:table-cell>
          <table:table-cell table:style-name="TableCell957">
            <text:p text:style-name="P958">0</text:p>
            <text:p text:style-name="P959">0,26</text:p>
            <text:p text:style-name="P960">0,1</text:p>
          </table:table-cell>
          <table:table-cell table:style-name="TableCell961">
            <text:p text:style-name="P962">0,19</text:p>
            <text:p text:style-name="P963">0,09</text:p>
            <text:p text:style-name="P964">0,17</text:p>
          </table:table-cell>
        </table:table-row>
        <table:table-row table:style-name="TableRow965">
          <table:table-cell table:style-name="TableCell966">
            <text:p text:style-name="P967">24</text:p>
          </table:table-cell>
          <table:table-cell table:style-name="TableCell968">
            <text:p text:style-name="P969">1</text:p>
            <text:p text:style-name="P970">2</text:p>
            <text:p text:style-name="P971">3</text:p>
          </table:table-cell>
          <table:table-cell table:style-name="TableCell972">
            <text:p text:style-name="P973">0,1</text:p>
            <text:p text:style-name="P974">0,44</text:p>
            <text:p text:style-name="P975">0,46</text:p>
          </table:table-cell>
          <table:table-cell table:style-name="TableCell976">
            <text:p text:style-name="P977">0,37</text:p>
            <text:p text:style-name="P978">0,52</text:p>
            <text:p text:style-name="P979">0,73</text:p>
          </table:table-cell>
          <table:table-cell table:style-name="TableCell980">
            <text:p text:style-name="P981">0,31</text:p>
            <text:p text:style-name="P982">0,02</text:p>
            <text:p text:style-name="P983">0,08</text:p>
          </table:table-cell>
          <table:table-cell table:style-name="TableCell984">
            <text:p text:style-name="P985">0,16</text:p>
            <text:p text:style-name="P986">0,25</text:p>
            <text:p text:style-name="P987">0,01</text:p>
          </table:table-cell>
          <table:table-cell table:style-name="TableCell988">
            <text:p text:style-name="P989">0,15</text:p>
            <text:p text:style-name="P990">0,02</text:p>
            <text:p text:style-name="P991">0,04</text:p>
          </table:table-cell>
          <table:table-cell table:style-name="TableCell992">
            <text:p text:style-name="P993">0,01</text:p>
            <text:p text:style-name="P994">0,19</text:p>
            <text:p text:style-name="P995">0,14</text:p>
          </table:table-cell>
        </table:table-row>
        <table:table-row table:style-name="TableRow996">
          <table:table-cell table:style-name="TableCell997">
            <text:p text:style-name="P998">25</text:p>
          </table:table-cell>
          <table:table-cell table:style-name="TableCell999">
            <text:p text:style-name="P1000">1</text:p>
            <text:p text:style-name="P1001">2</text:p>
            <text:p text:style-name="P1002">3</text:p>
            <text:p text:style-name="P1003">4</text:p>
          </table:table-cell>
          <table:table-cell table:style-name="TableCell1004">
            <text:p text:style-name="P1005">0,18</text:p>
            <text:p text:style-name="P1006">0,07</text:p>
            <text:p text:style-name="P1007">0,12</text:p>
            <text:p text:style-name="P1008">0,63</text:p>
          </table:table-cell>
          <table:table-cell table:style-name="TableCell1009">
            <text:p text:style-name="P1010">0,6</text:p>
            <text:p text:style-name="P1011">0,04</text:p>
            <text:p text:style-name="P1012">0,03</text:p>
            <text:p text:style-name="P1013">0,31</text:p>
          </table:table-cell>
          <table:table-cell table:style-name="TableCell1014">
            <text:p text:style-name="P1015">0</text:p>
            <text:p text:style-name="P1016">0,15</text:p>
            <text:p text:style-name="P1017">0,64</text:p>
            <text:p text:style-name="P1018">0,11</text:p>
          </table:table-cell>
          <table:table-cell table:style-name="TableCell1019">
            <text:p text:style-name="P1020">0,12</text:p>
            <text:p text:style-name="P1021">0,14</text:p>
            <text:p text:style-name="P1022">0,14</text:p>
            <text:p text:style-name="P1023">0,21</text:p>
          </table:table-cell>
          <table:table-cell table:style-name="TableCell1024">
            <text:p text:style-name="P1025">0,12</text:p>
            <text:p text:style-name="P1026">0,54</text:p>
            <text:p text:style-name="P1027">0,04</text:p>
            <text:p text:style-name="P1028">0,16</text:p>
          </table:table-cell>
          <table:table-cell table:style-name="TableCell1029">
            <text:p text:style-name="P1030">0,1</text:p>
            <text:p text:style-name="P1031">0,13</text:p>
            <text:p text:style-name="P1032">0,15</text:p>
            <text:p text:style-name="P1033">0,21</text:p>
          </table:table-cell>
        </table:table-row>
      </table:table>
      <text:p text:style-name="P1034"><text:bookmark-start text:name="ZAD3"/>Варианты заданий для лаб. раб. 3 (к задаче 3)<text:bookmark-end text:name="ZAD3"/></text:p>
      <text:p text:style-name="P1035">Для нечётных типов заявок закон<text:s/>распределения из задания 2 б),<text:s/>для чётных - равномерное по таблице</text:p>
      <table:table table:style-name="Table1036">
        <table:table-columns>
          <table:table-column table:style-name="TableColumn1037"/>
          <table:table-column table:style-name="TableColumn1038"/>
          <table:table-column table:style-name="TableColumn1039"/>
        </table:table-columns>
        <table:table-row table:style-name="TableRow1040">
          <table:table-cell table:style-name="TableCell1041" table:number-rows-spanned="2">
            <text:p text:style-name="P1042"><text:span text:style-name="T1043">Номер варианта</text:span></text:p>
          </table:table-cell>
          <table:table-cell table:style-name="TableCell1044" table:number-columns-spanned="2">
            <text:p text:style-name="P1045"><text:span text:style-name="T1046">Характеристики</text:span></text:p>
          </table:table-cell>
          <table:covered-table-cell/>
        </table:table-row>
        <table:table-row table:style-name="TableRow1047">
          <table:covered-table-cell>
            <text:p text:style-name="P1048"/>
          </table:covered-table-cell>
          <table:table-cell table:style-name="TableCell1049">
            <text:p text:style-name="P1050"><text:span text:style-name="T1051">A</text:span></text:p>
          </table:table-cell>
          <table:table-cell table:style-name="TableCell1052">
            <text:p text:style-name="P1053"><text:span text:style-name="T1054">B</text:span></text:p>
          </table:table-cell>
        </table:table-row>
        <table:table-row table:style-name="TableRow1055">
          <table:table-cell table:style-name="TableCell1056">
            <text:p text:style-name="P1057">1</text:p>
          </table:table-cell>
          <table:table-cell table:style-name="TableCell1058">
            <text:p text:style-name="P1059">11</text:p>
          </table:table-cell>
          <table:table-cell table:style-name="TableCell1060">
            <text:p text:style-name="P1061">41</text:p>
          </table:table-cell>
        </table:table-row>
        <table:table-row table:style-name="TableRow1062">
          <table:table-cell table:style-name="TableCell1063">
            <text:p text:style-name="P1064">2</text:p>
          </table:table-cell>
          <table:table-cell table:style-name="TableCell1065">
            <text:p text:style-name="P1066">22</text:p>
          </table:table-cell>
          <table:table-cell table:style-name="TableCell1067">
            <text:p text:style-name="P1068">254</text:p>
          </table:table-cell>
        </table:table-row>
        <table:table-row table:style-name="TableRow1069">
          <table:table-cell table:style-name="TableCell1070">
            <text:p text:style-name="P1071">3</text:p>
          </table:table-cell>
          <table:table-cell table:style-name="TableCell1072">
            <text:p text:style-name="P1073">11</text:p>
          </table:table-cell>
          <table:table-cell table:style-name="TableCell1074">
            <text:p text:style-name="P1075">235</text:p>
          </table:table-cell>
        </table:table-row>
        <table:table-row table:style-name="TableRow1076">
          <table:table-cell table:style-name="TableCell1077">
            <text:p text:style-name="P1078">4</text:p>
          </table:table-cell>
          <table:table-cell table:style-name="TableCell1079">
            <text:p text:style-name="P1080">9</text:p>
          </table:table-cell>
          <table:table-cell table:style-name="TableCell1081">
            <text:p text:style-name="P1082">220</text:p>
          </table:table-cell>
        </table:table-row>
        <table:table-row table:style-name="TableRow1083">
          <table:table-cell table:style-name="TableCell1084">
            <text:p text:style-name="P1085">5</text:p>
          </table:table-cell>
          <table:table-cell table:style-name="TableCell1086">
            <text:p text:style-name="P1087">25</text:p>
          </table:table-cell>
          <table:table-cell table:style-name="TableCell1088">
            <text:p text:style-name="P1089">216</text:p>
          </table:table-cell>
        </table:table-row>
        <table:table-row table:style-name="TableRow1090">
          <table:table-cell table:style-name="TableCell1091">
            <text:p text:style-name="P1092">6</text:p>
          </table:table-cell>
          <table:table-cell table:style-name="TableCell1093">
            <text:p text:style-name="P1094">4</text:p>
          </table:table-cell>
          <table:table-cell table:style-name="TableCell1095">
            <text:p text:style-name="P1096">39</text:p>
          </table:table-cell>
        </table:table-row>
        <table:table-row table:style-name="TableRow1097">
          <table:table-cell table:style-name="TableCell1098">
            <text:p text:style-name="P1099">7</text:p>
          </table:table-cell>
          <table:table-cell table:style-name="TableCell1100">
            <text:p text:style-name="P1101">14</text:p>
          </table:table-cell>
          <table:table-cell table:style-name="TableCell1102">
            <text:p text:style-name="P1103">244</text:p>
          </table:table-cell>
        </table:table-row>
        <table:table-row table:style-name="TableRow1104">
          <table:table-cell table:style-name="TableCell1105">
            <text:p text:style-name="P1106">8</text:p>
          </table:table-cell>
          <table:table-cell table:style-name="TableCell1107">
            <text:p text:style-name="P1108">7</text:p>
          </table:table-cell>
          <table:table-cell table:style-name="TableCell1109">
            <text:p text:style-name="P1110">159</text:p>
          </table:table-cell>
        </table:table-row>
        <table:table-row table:style-name="TableRow1111">
          <table:table-cell table:style-name="TableCell1112">
            <text:p text:style-name="P1113">9</text:p>
          </table:table-cell>
          <table:table-cell table:style-name="TableCell1114">
            <text:p text:style-name="P1115">11</text:p>
          </table:table-cell>
          <table:table-cell table:style-name="TableCell1116">
            <text:p text:style-name="P1117">100</text:p>
          </table:table-cell>
        </table:table-row>
        <table:table-row table:style-name="TableRow1118">
          <table:table-cell table:style-name="TableCell1119">
            <text:p text:style-name="P1120">10</text:p>
          </table:table-cell>
          <table:table-cell table:style-name="TableCell1121">
            <text:p text:style-name="P1122">3</text:p>
          </table:table-cell>
          <table:table-cell table:style-name="TableCell1123">
            <text:p text:style-name="P1124">108</text:p>
          </table:table-cell>
        </table:table-row>
        <table:table-row table:style-name="TableRow1125">
          <table:table-cell table:style-name="TableCell1126">
            <text:p text:style-name="P1127">11</text:p>
          </table:table-cell>
          <table:table-cell table:style-name="TableCell1128">
            <text:p text:style-name="P1129">4</text:p>
          </table:table-cell>
          <table:table-cell table:style-name="TableCell1130">
            <text:p text:style-name="P1131">122</text:p>
          </table:table-cell>
        </table:table-row>
        <table:table-row table:style-name="TableRow1132">
          <table:table-cell table:style-name="TableCell1133">
            <text:p text:style-name="P1134">12</text:p>
          </table:table-cell>
          <table:table-cell table:style-name="TableCell1135">
            <text:p text:style-name="P1136">27</text:p>
          </table:table-cell>
          <table:table-cell table:style-name="TableCell1137">
            <text:p text:style-name="P1138">98</text:p>
          </table:table-cell>
        </table:table-row>
        <table:table-row table:style-name="TableRow1139">
          <table:table-cell table:style-name="TableCell1140">
            <text:p text:style-name="P1141">13</text:p>
          </table:table-cell>
          <table:table-cell table:style-name="TableCell1142">
            <text:p text:style-name="P1143">30</text:p>
          </table:table-cell>
          <table:table-cell table:style-name="TableCell1144">
            <text:p text:style-name="P1145">209</text:p>
          </table:table-cell>
        </table:table-row>
        <table:table-row table:style-name="TableRow1146">
          <table:table-cell table:style-name="TableCell1147">
            <text:p text:style-name="P1148">14</text:p>
          </table:table-cell>
          <table:table-cell table:style-name="TableCell1149">
            <text:p text:style-name="P1150">21</text:p>
          </table:table-cell>
          <table:table-cell table:style-name="TableCell1151">
            <text:p text:style-name="P1152">194</text:p>
          </table:table-cell>
        </table:table-row>
        <table:table-row table:style-name="TableRow1153">
          <table:table-cell table:style-name="TableCell1154">
            <text:p text:style-name="P1155">15</text:p>
          </table:table-cell>
          <table:table-cell table:style-name="TableCell1156">
            <text:p text:style-name="P1157">29</text:p>
          </table:table-cell>
          <table:table-cell table:style-name="TableCell1158">
            <text:p text:style-name="P1159">78</text:p>
          </table:table-cell>
        </table:table-row>
        <table:table-row table:style-name="TableRow1160">
          <table:table-cell table:style-name="TableCell1161">
            <text:p text:style-name="P1162">16</text:p>
          </table:table-cell>
          <table:table-cell table:style-name="TableCell1163">
            <text:p text:style-name="P1164">6</text:p>
          </table:table-cell>
          <table:table-cell table:style-name="TableCell1165">
            <text:p text:style-name="P1166">253</text:p>
          </table:table-cell>
        </table:table-row>
        <table:table-row table:style-name="TableRow1167">
          <table:table-cell table:style-name="TableCell1168">
            <text:p text:style-name="P1169">17</text:p>
          </table:table-cell>
          <table:table-cell table:style-name="TableCell1170">
            <text:p text:style-name="P1171">19</text:p>
          </table:table-cell>
          <table:table-cell table:style-name="TableCell1172">
            <text:p text:style-name="P1173">62</text:p>
          </table:table-cell>
        </table:table-row>
        <table:table-row table:style-name="TableRow1174">
          <table:table-cell table:style-name="TableCell1175">
            <text:p text:style-name="P1176">18</text:p>
          </table:table-cell>
          <table:table-cell table:style-name="TableCell1177">
            <text:p text:style-name="P1178">9</text:p>
          </table:table-cell>
          <table:table-cell table:style-name="TableCell1179">
            <text:p text:style-name="P1180">53</text:p>
          </table:table-cell>
        </table:table-row>
        <table:table-row table:style-name="TableRow1181">
          <table:table-cell table:style-name="TableCell1182">
            <text:p text:style-name="P1183">19</text:p>
          </table:table-cell>
          <table:table-cell table:style-name="TableCell1184">
            <text:p text:style-name="P1185">21</text:p>
          </table:table-cell>
          <table:table-cell table:style-name="TableCell1186">
            <text:p text:style-name="P1187">237</text:p>
          </table:table-cell>
        </table:table-row>
        <table:table-row table:style-name="TableRow1188">
          <table:table-cell table:style-name="TableCell1189">
            <text:p text:style-name="P1190">20</text:p>
          </table:table-cell>
          <table:table-cell table:style-name="TableCell1191">
            <text:p text:style-name="P1192">22</text:p>
          </table:table-cell>
          <table:table-cell table:style-name="TableCell1193">
            <text:p text:style-name="P1194">141</text:p>
          </table:table-cell>
        </table:table-row>
        <table:table-row table:style-name="TableRow1195">
          <table:table-cell table:style-name="TableCell1196">
            <text:p text:style-name="P1197">21</text:p>
          </table:table-cell>
          <table:table-cell table:style-name="TableCell1198">
            <text:p text:style-name="P1199">1</text:p>
          </table:table-cell>
          <table:table-cell table:style-name="TableCell1200">
            <text:p text:style-name="P1201">116</text:p>
          </table:table-cell>
        </table:table-row>
        <table:table-row table:style-name="TableRow1202">
          <table:table-cell table:style-name="TableCell1203">
            <text:p text:style-name="P1204">22</text:p>
          </table:table-cell>
          <table:table-cell table:style-name="TableCell1205">
            <text:p text:style-name="P1206">20</text:p>
          </table:table-cell>
          <table:table-cell table:style-name="TableCell1207">
            <text:p text:style-name="P1208">60</text:p>
          </table:table-cell>
        </table:table-row>
        <table:table-row table:style-name="TableRow1209">
          <table:table-cell table:style-name="TableCell1210">
            <text:p text:style-name="P1211">23</text:p>
          </table:table-cell>
          <table:table-cell table:style-name="TableCell1212">
            <text:p text:style-name="P1213">26</text:p>
          </table:table-cell>
          <table:table-cell table:style-name="TableCell1214">
            <text:p text:style-name="P1215">224</text:p>
          </table:table-cell>
        </table:table-row>
        <table:table-row table:style-name="TableRow1216">
          <table:table-cell table:style-name="TableCell1217">
            <text:p text:style-name="P1218">24</text:p>
          </table:table-cell>
          <table:table-cell table:style-name="TableCell1219">
            <text:p text:style-name="P1220">10</text:p>
          </table:table-cell>
          <table:table-cell table:style-name="TableCell1221">
            <text:p text:style-name="P1222">214</text:p>
          </table:table-cell>
        </table:table-row>
        <table:table-row table:style-name="TableRow1223">
          <table:table-cell table:style-name="TableCell1224">
            <text:p text:style-name="P1225">25</text:p>
          </table:table-cell>
          <table:table-cell table:style-name="TableCell1226">
            <text:p text:style-name="P1227">3</text:p>
          </table:table-cell>
          <table:table-cell table:style-name="TableCell1228">
            <text:p text:style-name="P1229">51</text:p>
          </table:table-cell>
        </table:table-row>
      </table:table>
      <text:p text:style-name="P1230"><text:bookmark-start text:name="ZAD4"/>Варианты заданий для лаб. раб. 3 (к задаче 4)<text:bookmark-end text:name="ZAD4"/></text:p>
      <text:p text:style-name="P1231">Для нечётных типов заявок закон<text:s/>распределения из задания 2 б),<text:s/>для чётных - равномерное по таблице</text:p>
      <text:p text:style-name="P1232">Виды законов распределения :</text:p>
      <text:list text:style-name="LFO1" text:continue-numbering="true">
        <text:list-item>
          <text:p text:style-name="P1233">з-н Эрланга</text:p>
        </text:list-item>
        <text:list-item>
          <text:p text:style-name="P1234">Нормальное распределение</text:p>
        </text:list-item>
        <text:list-item>
          <text:p text:style-name="P1235">Логонормальное распределение</text:p>
        </text:list-item>
        <text:list-item>
          <text:p text:style-name="P1236">Распределение Вейбула</text:p>
        </text:list-item>
        <text:list-item>
          <text:p text:style-name="P1237">Распределение Коши</text:p>
        </text:list-item>
      </text:list>
      <table:table table:style-name="Table1238">
        <table:table-columns>
          <table:table-column table:style-name="TableColumn1239"/>
          <table:table-column table:style-name="TableColumn1240"/>
          <table:table-column table:style-name="TableColumn1241"/>
          <table:table-column table:style-name="TableColumn1242"/>
          <table:table-column table:style-name="TableColumn1243"/>
          <table:table-column table:style-name="TableColumn1244"/>
          <table:table-column table:style-name="TableColumn1245"/>
          <table:table-column table:style-name="TableColumn1246"/>
          <table:table-column table:style-name="TableColumn1247"/>
        </table:table-columns>
        <table:table-row table:style-name="TableRow1248">
          <table:table-cell table:style-name="TableCell1249" table:number-rows-spanned="2">
            <text:p text:style-name="P1250"><text:span text:style-name="T1251">Номер варианта</text:span></text:p>
          </table:table-cell>
          <table:table-cell table:style-name="TableCell1252" table:number-rows-spanned="2">
            <text:p text:style-name="P1253"><text:span text:style-name="T1254">Вид закона распределения</text:span></text:p>
          </table:table-cell>
          <table:table-cell table:style-name="TableCell1255" table:number-columns-spanned="7">
            <text:p text:style-name="P1256"><text:span text:style-name="T1257">Характеристик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8">
          <table:covered-table-cell>
            <text:p text:style-name="P1259"/>
          </table:covered-table-cell>
          <table:covered-table-cell>
            <text:p text:style-name="P1260"/>
          </table:covered-table-cell>
          <table:table-cell table:style-name="TableCell1261">
            <text:p text:style-name="P1262"><text:span text:style-name="T1263">Средний промежуток времени</text:span></text:p>
          </table:table-cell>
          <table:table-cell table:style-name="TableCell1264">
            <text:p text:style-name="P1265"><text:span text:style-name="T1266">Коэффициент Зорланга</text:span></text:p>
          </table:table-cell>
          <table:table-cell table:style-name="TableCell1267">
            <text:p text:style-name="P1268"><text:span text:style-name="T1269">Дисперсия</text:span></text:p>
          </table:table-cell>
          <table:table-cell table:style-name="TableCell1270">
            <text:p text:style-name="P1271"><text:span text:style-name="T1272">a</text:span></text:p>
          </table:table-cell>
          <table:table-cell table:style-name="TableCell1273">
            <text:p text:style-name="P1274"><text:span text:style-name="T1275">b</text:span></text:p>
          </table:table-cell>
          <table:table-cell table:style-name="TableCell1276">
            <text:p text:style-name="P1277"><text:span text:style-name="T1278">m</text:span></text:p>
          </table:table-cell>
          <table:table-cell table:style-name="TableCell1279">
            <text:p text:style-name="P1280"><text:span text:style-name="T1281">l</text:span></text:p>
          </table:table-cell>
        </table:table-row>
        <table:table-row table:style-name="TableRow1282">
          <table:table-cell table:style-name="TableCell1283">
            <text:p text:style-name="P1284">1</text:p>
          </table:table-cell>
          <table:table-cell table:style-name="TableCell1285">
            <text:p text:style-name="P1286">1</text:p>
          </table:table-cell>
          <table:table-cell table:style-name="TableCell1287">
            <text:p text:style-name="P1288">0,4</text:p>
          </table:table-cell>
          <table:table-cell table:style-name="TableCell1289">
            <text:p text:style-name="P1290">8</text:p>
          </table:table-cell>
          <table:table-cell table:style-name="TableCell1291">
            <text:p text:style-name="P1292"> </text:p>
          </table:table-cell>
          <table:table-cell table:style-name="TableCell1293">
            <text:p text:style-name="P1294"> </text:p>
          </table:table-cell>
          <table:table-cell table:style-name="TableCell1295">
            <text:p text:style-name="P1296"> </text:p>
          </table:table-cell>
          <table:table-cell table:style-name="TableCell1297">
            <text:p text:style-name="P1298"> </text:p>
          </table:table-cell>
          <table:table-cell table:style-name="TableCell1299">
            <text:p text:style-name="P1300"> </text:p>
          </table:table-cell>
        </table:table-row>
        <table:table-row table:style-name="TableRow1301">
          <table:table-cell table:style-name="TableCell1302">
            <text:p text:style-name="P1303">2</text:p>
          </table:table-cell>
          <table:table-cell table:style-name="TableCell1304">
            <text:p text:style-name="P1305">2</text:p>
          </table:table-cell>
          <table:table-cell table:style-name="TableCell1306">
            <text:p text:style-name="P1307">0,4</text:p>
          </table:table-cell>
          <table:table-cell table:style-name="TableCell1308">
            <text:p text:style-name="P1309"> </text:p>
          </table:table-cell>
          <table:table-cell table:style-name="TableCell1310">
            <text:p text:style-name="P1311">4,2</text:p>
          </table:table-cell>
          <table:table-cell table:style-name="TableCell1312">
            <text:p text:style-name="P1313"> </text:p>
          </table:table-cell>
          <table:table-cell table:style-name="TableCell1314">
            <text:p text:style-name="P1315"> </text:p>
          </table:table-cell>
          <table:table-cell table:style-name="TableCell1316">
            <text:p text:style-name="P1317"> </text:p>
          </table:table-cell>
          <table:table-cell table:style-name="TableCell1318">
            <text:p text:style-name="P1319"> </text:p>
          </table:table-cell>
        </table:table-row>
        <table:table-row table:style-name="TableRow1320">
          <table:table-cell table:style-name="TableCell1321">
            <text:p text:style-name="P1322">3</text:p>
          </table:table-cell>
          <table:table-cell table:style-name="TableCell1323">
            <text:p text:style-name="P1324">3</text:p>
          </table:table-cell>
          <table:table-cell table:style-name="TableCell1325">
            <text:p text:style-name="P1326">0,4</text:p>
          </table:table-cell>
          <table:table-cell table:style-name="TableCell1327">
            <text:p text:style-name="P1328"> </text:p>
          </table:table-cell>
          <table:table-cell table:style-name="TableCell1329">
            <text:p text:style-name="P1330">4,2</text:p>
          </table:table-cell>
          <table:table-cell table:style-name="TableCell1331">
            <text:p text:style-name="P1332"> </text:p>
          </table:table-cell>
          <table:table-cell table:style-name="TableCell1333">
            <text:p text:style-name="P1334"> </text:p>
          </table:table-cell>
          <table:table-cell table:style-name="TableCell1335">
            <text:p text:style-name="P1336"> </text:p>
          </table:table-cell>
          <table:table-cell table:style-name="TableCell1337">
            <text:p text:style-name="P1338"> </text:p>
          </table:table-cell>
        </table:table-row>
        <table:table-row table:style-name="TableRow1339">
          <table:table-cell table:style-name="TableCell1340">
            <text:p text:style-name="P1341">4</text:p>
          </table:table-cell>
          <table:table-cell table:style-name="TableCell1342">
            <text:p text:style-name="P1343">4</text:p>
          </table:table-cell>
          <table:table-cell table:style-name="TableCell1344">
            <text:p text:style-name="P1345"> </text:p>
          </table:table-cell>
          <table:table-cell table:style-name="TableCell1346">
            <text:p text:style-name="P1347"> </text:p>
          </table:table-cell>
          <table:table-cell table:style-name="TableCell1348">
            <text:p text:style-name="P1349"> </text:p>
          </table:table-cell>
          <table:table-cell table:style-name="TableCell1350">
            <text:p text:style-name="P1351">1</text:p>
          </table:table-cell>
          <table:table-cell table:style-name="TableCell1352">
            <text:p text:style-name="P1353">0,4</text:p>
          </table:table-cell>
          <table:table-cell table:style-name="TableCell1354">
            <text:p text:style-name="P1355"> </text:p>
          </table:table-cell>
          <table:table-cell table:style-name="TableCell1356">
            <text:p text:style-name="P1357"> </text:p>
          </table:table-cell>
        </table:table-row>
        <table:table-row table:style-name="TableRow1358">
          <table:table-cell table:style-name="TableCell1359">
            <text:p text:style-name="P1360">5</text:p>
          </table:table-cell>
          <table:table-cell table:style-name="TableCell1361">
            <text:p text:style-name="P1362">5</text:p>
          </table:table-cell>
          <table:table-cell table:style-name="TableCell1363">
            <text:p text:style-name="P1364"> </text:p>
          </table:table-cell>
          <table:table-cell table:style-name="TableCell1365">
            <text:p text:style-name="P1366"> </text:p>
          </table:table-cell>
          <table:table-cell table:style-name="TableCell1367">
            <text:p text:style-name="P1368"> </text:p>
          </table:table-cell>
          <table:table-cell table:style-name="TableCell1369">
            <text:p text:style-name="P1370"> </text:p>
          </table:table-cell>
          <table:table-cell table:style-name="TableCell1371">
            <text:p text:style-name="P1372"> </text:p>
          </table:table-cell>
          <table:table-cell table:style-name="TableCell1373">
            <text:p text:style-name="P1374">0,4</text:p>
          </table:table-cell>
          <table:table-cell table:style-name="TableCell1375">
            <text:p text:style-name="P1376">4</text:p>
          </table:table-cell>
        </table:table-row>
        <table:table-row table:style-name="TableRow1377">
          <table:table-cell table:style-name="TableCell1378">
            <text:p text:style-name="P1379">6</text:p>
          </table:table-cell>
          <table:table-cell table:style-name="TableCell1380">
            <text:p text:style-name="P1381">1</text:p>
          </table:table-cell>
          <table:table-cell table:style-name="TableCell1382">
            <text:p text:style-name="P1383">6</text:p>
          </table:table-cell>
          <table:table-cell table:style-name="TableCell1384">
            <text:p text:style-name="P1385">2</text:p>
          </table:table-cell>
          <table:table-cell table:style-name="TableCell1386">
            <text:p text:style-name="P1387"> </text:p>
          </table:table-cell>
          <table:table-cell table:style-name="TableCell1388">
            <text:p text:style-name="P1389"> </text:p>
          </table:table-cell>
          <table:table-cell table:style-name="TableCell1390">
            <text:p text:style-name="P1391"> </text:p>
          </table:table-cell>
          <table:table-cell table:style-name="TableCell1392">
            <text:p text:style-name="P1393"> </text:p>
          </table:table-cell>
          <table:table-cell table:style-name="TableCell1394">
            <text:p text:style-name="P1395"> </text:p>
          </table:table-cell>
        </table:table-row>
        <table:table-row table:style-name="TableRow1396">
          <table:table-cell table:style-name="TableCell1397">
            <text:p text:style-name="P1398">7</text:p>
          </table:table-cell>
          <table:table-cell table:style-name="TableCell1399">
            <text:p text:style-name="P1400">2</text:p>
          </table:table-cell>
          <table:table-cell table:style-name="TableCell1401">
            <text:p text:style-name="P1402">6</text:p>
          </table:table-cell>
          <table:table-cell table:style-name="TableCell1403">
            <text:p text:style-name="P1404"> </text:p>
          </table:table-cell>
          <table:table-cell table:style-name="TableCell1405">
            <text:p text:style-name="P1406">4,7</text:p>
          </table:table-cell>
          <table:table-cell table:style-name="TableCell1407">
            <text:p text:style-name="P1408"> </text:p>
          </table:table-cell>
          <table:table-cell table:style-name="TableCell1409">
            <text:p text:style-name="P1410"> </text:p>
          </table:table-cell>
          <table:table-cell table:style-name="TableCell1411">
            <text:p text:style-name="P1412"> </text:p>
          </table:table-cell>
          <table:table-cell table:style-name="TableCell1413">
            <text:p text:style-name="P1414"> </text:p>
          </table:table-cell>
        </table:table-row>
        <table:table-row table:style-name="TableRow1415">
          <table:table-cell table:style-name="TableCell1416">
            <text:p text:style-name="P1417">8</text:p>
          </table:table-cell>
          <table:table-cell table:style-name="TableCell1418">
            <text:p text:style-name="P1419">3</text:p>
          </table:table-cell>
          <table:table-cell table:style-name="TableCell1420">
            <text:p text:style-name="P1421">6</text:p>
          </table:table-cell>
          <table:table-cell table:style-name="TableCell1422">
            <text:p text:style-name="P1423"> </text:p>
          </table:table-cell>
          <table:table-cell table:style-name="TableCell1424">
            <text:p text:style-name="P1425">4,7</text:p>
          </table:table-cell>
          <table:table-cell table:style-name="TableCell1426">
            <text:p text:style-name="P1427"> </text:p>
          </table:table-cell>
          <table:table-cell table:style-name="TableCell1428">
            <text:p text:style-name="P1429"> </text:p>
          </table:table-cell>
          <table:table-cell table:style-name="TableCell1430">
            <text:p text:style-name="P1431"> </text:p>
          </table:table-cell>
          <table:table-cell table:style-name="TableCell1432">
            <text:p text:style-name="P1433"> </text:p>
          </table:table-cell>
        </table:table-row>
        <table:table-row table:style-name="TableRow1434">
          <table:table-cell table:style-name="TableCell1435">
            <text:p text:style-name="P1436">9</text:p>
          </table:table-cell>
          <table:table-cell table:style-name="TableCell1437">
            <text:p text:style-name="P1438">4</text:p>
          </table:table-cell>
          <table:table-cell table:style-name="TableCell1439">
            <text:p text:style-name="P1440"> </text:p>
          </table:table-cell>
          <table:table-cell table:style-name="TableCell1441">
            <text:p text:style-name="P1442"> </text:p>
          </table:table-cell>
          <table:table-cell table:style-name="TableCell1443">
            <text:p text:style-name="P1444"> </text:p>
          </table:table-cell>
          <table:table-cell table:style-name="TableCell1445">
            <text:p text:style-name="P1446">3</text:p>
          </table:table-cell>
          <table:table-cell table:style-name="TableCell1447">
            <text:p text:style-name="P1448">6</text:p>
          </table:table-cell>
          <table:table-cell table:style-name="TableCell1449">
            <text:p text:style-name="P1450"> </text:p>
          </table:table-cell>
          <table:table-cell table:style-name="TableCell1451">
            <text:p text:style-name="P1452"> </text:p>
          </table:table-cell>
        </table:table-row>
        <table:table-row table:style-name="TableRow1453">
          <table:table-cell table:style-name="TableCell1454">
            <text:p text:style-name="P1455">10</text:p>
          </table:table-cell>
          <table:table-cell table:style-name="TableCell1456">
            <text:p text:style-name="P1457">5</text:p>
          </table:table-cell>
          <table:table-cell table:style-name="TableCell1458">
            <text:p text:style-name="P1459"> </text:p>
          </table:table-cell>
          <table:table-cell table:style-name="TableCell1460">
            <text:p text:style-name="P1461"> </text:p>
          </table:table-cell>
          <table:table-cell table:style-name="TableCell1462">
            <text:p text:style-name="P1463"> </text:p>
          </table:table-cell>
          <table:table-cell table:style-name="TableCell1464">
            <text:p text:style-name="P1465"> </text:p>
          </table:table-cell>
          <table:table-cell table:style-name="TableCell1466">
            <text:p text:style-name="P1467"> </text:p>
          </table:table-cell>
          <table:table-cell table:style-name="TableCell1468">
            <text:p text:style-name="P1469">6</text:p>
          </table:table-cell>
          <table:table-cell table:style-name="TableCell1470">
            <text:p text:style-name="P1471">8</text:p>
          </table:table-cell>
        </table:table-row>
        <table:table-row table:style-name="TableRow1472">
          <table:table-cell table:style-name="TableCell1473">
            <text:p text:style-name="P1474">11</text:p>
          </table:table-cell>
          <table:table-cell table:style-name="TableCell1475">
            <text:p text:style-name="P1476">1</text:p>
          </table:table-cell>
          <table:table-cell table:style-name="TableCell1477">
            <text:p text:style-name="P1478">1,9</text:p>
          </table:table-cell>
          <table:table-cell table:style-name="TableCell1479">
            <text:p text:style-name="P1480">1</text:p>
          </table:table-cell>
          <table:table-cell table:style-name="TableCell1481">
            <text:p text:style-name="P1482"> </text:p>
          </table:table-cell>
          <table:table-cell table:style-name="TableCell1483">
            <text:p text:style-name="P1484"> </text:p>
          </table:table-cell>
          <table:table-cell table:style-name="TableCell1485">
            <text:p text:style-name="P1486"> </text:p>
          </table:table-cell>
          <table:table-cell table:style-name="TableCell1487">
            <text:p text:style-name="P1488"> </text:p>
          </table:table-cell>
          <table:table-cell table:style-name="TableCell1489">
            <text:p text:style-name="P1490"> </text:p>
          </table:table-cell>
        </table:table-row>
        <table:table-row table:style-name="TableRow1491">
          <table:table-cell table:style-name="TableCell1492">
            <text:p text:style-name="P1493">12</text:p>
          </table:table-cell>
          <table:table-cell table:style-name="TableCell1494">
            <text:p text:style-name="P1495">2</text:p>
          </table:table-cell>
          <table:table-cell table:style-name="TableCell1496">
            <text:p text:style-name="P1497">1,9</text:p>
          </table:table-cell>
          <table:table-cell table:style-name="TableCell1498">
            <text:p text:style-name="P1499"> </text:p>
          </table:table-cell>
          <table:table-cell table:style-name="TableCell1500">
            <text:p text:style-name="P1501">1,4</text:p>
          </table:table-cell>
          <table:table-cell table:style-name="TableCell1502">
            <text:p text:style-name="P1503"> </text:p>
          </table:table-cell>
          <table:table-cell table:style-name="TableCell1504">
            <text:p text:style-name="P1505"> </text:p>
          </table:table-cell>
          <table:table-cell table:style-name="TableCell1506">
            <text:p text:style-name="P1507"> </text:p>
          </table:table-cell>
          <table:table-cell table:style-name="TableCell1508">
            <text:p text:style-name="P1509"> </text:p>
          </table:table-cell>
        </table:table-row>
        <table:table-row table:style-name="TableRow1510">
          <table:table-cell table:style-name="TableCell1511">
            <text:p text:style-name="P1512">13</text:p>
          </table:table-cell>
          <table:table-cell table:style-name="TableCell1513">
            <text:p text:style-name="P1514">3</text:p>
          </table:table-cell>
          <table:table-cell table:style-name="TableCell1515">
            <text:p text:style-name="P1516">1,9</text:p>
          </table:table-cell>
          <table:table-cell table:style-name="TableCell1517">
            <text:p text:style-name="P1518"> </text:p>
          </table:table-cell>
          <table:table-cell table:style-name="TableCell1519">
            <text:p text:style-name="P1520">1,4</text:p>
          </table:table-cell>
          <table:table-cell table:style-name="TableCell1521">
            <text:p text:style-name="P1522"> </text:p>
          </table:table-cell>
          <table:table-cell table:style-name="TableCell1523">
            <text:p text:style-name="P1524"> </text:p>
          </table:table-cell>
          <table:table-cell table:style-name="TableCell1525">
            <text:p text:style-name="P1526"> </text:p>
          </table:table-cell>
          <table:table-cell table:style-name="TableCell1527">
            <text:p text:style-name="P1528"> </text:p>
          </table:table-cell>
        </table:table-row>
        <table:table-row table:style-name="TableRow1529">
          <table:table-cell table:style-name="TableCell1530">
            <text:p text:style-name="P1531">14</text:p>
          </table:table-cell>
          <table:table-cell table:style-name="TableCell1532">
            <text:p text:style-name="P1533">4</text:p>
          </table:table-cell>
          <table:table-cell table:style-name="TableCell1534">
            <text:p text:style-name="P1535"> </text:p>
          </table:table-cell>
          <table:table-cell table:style-name="TableCell1536">
            <text:p text:style-name="P1537"> </text:p>
          </table:table-cell>
          <table:table-cell table:style-name="TableCell1538">
            <text:p text:style-name="P1539"> </text:p>
          </table:table-cell>
          <table:table-cell table:style-name="TableCell1540">
            <text:p text:style-name="P1541">2</text:p>
          </table:table-cell>
          <table:table-cell table:style-name="TableCell1542">
            <text:p text:style-name="P1543">1,9</text:p>
          </table:table-cell>
          <table:table-cell table:style-name="TableCell1544">
            <text:p text:style-name="P1545"> </text:p>
          </table:table-cell>
          <table:table-cell table:style-name="TableCell1546">
            <text:p text:style-name="P1547"> </text:p>
          </table:table-cell>
        </table:table-row>
        <table:table-row table:style-name="TableRow1548">
          <table:table-cell table:style-name="TableCell1549">
            <text:p text:style-name="P1550">15</text:p>
          </table:table-cell>
          <table:table-cell table:style-name="TableCell1551">
            <text:p text:style-name="P1552">5</text:p>
          </table:table-cell>
          <table:table-cell table:style-name="TableCell1553">
            <text:p text:style-name="P1554"> </text:p>
          </table:table-cell>
          <table:table-cell table:style-name="TableCell1555">
            <text:p text:style-name="P1556"> </text:p>
          </table:table-cell>
          <table:table-cell table:style-name="TableCell1557">
            <text:p text:style-name="P1558"> </text:p>
          </table:table-cell>
          <table:table-cell table:style-name="TableCell1559">
            <text:p text:style-name="P1560"> </text:p>
          </table:table-cell>
          <table:table-cell table:style-name="TableCell1561">
            <text:p text:style-name="P1562"> </text:p>
          </table:table-cell>
          <table:table-cell table:style-name="TableCell1563">
            <text:p text:style-name="P1564">1,9</text:p>
          </table:table-cell>
          <table:table-cell table:style-name="TableCell1565">
            <text:p text:style-name="P1566">5</text:p>
          </table:table-cell>
        </table:table-row>
        <table:table-row table:style-name="TableRow1567">
          <table:table-cell table:style-name="TableCell1568">
            <text:p text:style-name="P1569">16</text:p>
          </table:table-cell>
          <table:table-cell table:style-name="TableCell1570">
            <text:p text:style-name="P1571">1</text:p>
          </table:table-cell>
          <table:table-cell table:style-name="TableCell1572">
            <text:p text:style-name="P1573">0,9</text:p>
          </table:table-cell>
          <table:table-cell table:style-name="TableCell1574">
            <text:p text:style-name="P1575">2</text:p>
          </table:table-cell>
          <table:table-cell table:style-name="TableCell1576">
            <text:p text:style-name="P1577"> </text:p>
          </table:table-cell>
          <table:table-cell table:style-name="TableCell1578">
            <text:p text:style-name="P1579"> </text:p>
          </table:table-cell>
          <table:table-cell table:style-name="TableCell1580">
            <text:p text:style-name="P1581"> </text:p>
          </table:table-cell>
          <table:table-cell table:style-name="TableCell1582">
            <text:p text:style-name="P1583"> </text:p>
          </table:table-cell>
          <table:table-cell table:style-name="TableCell1584">
            <text:p text:style-name="P1585"> </text:p>
          </table:table-cell>
        </table:table-row>
        <table:table-row table:style-name="TableRow1586">
          <table:table-cell table:style-name="TableCell1587">
            <text:p text:style-name="P1588">17</text:p>
          </table:table-cell>
          <table:table-cell table:style-name="TableCell1589">
            <text:p text:style-name="P1590">2</text:p>
          </table:table-cell>
          <table:table-cell table:style-name="TableCell1591">
            <text:p text:style-name="P1592">0,9</text:p>
          </table:table-cell>
          <table:table-cell table:style-name="TableCell1593">
            <text:p text:style-name="P1594"> </text:p>
          </table:table-cell>
          <table:table-cell table:style-name="TableCell1595">
            <text:p text:style-name="P1596">1,6</text:p>
          </table:table-cell>
          <table:table-cell table:style-name="TableCell1597">
            <text:p text:style-name="P1598"> </text:p>
          </table:table-cell>
          <table:table-cell table:style-name="TableCell1599">
            <text:p text:style-name="P1600"> </text:p>
          </table:table-cell>
          <table:table-cell table:style-name="TableCell1601">
            <text:p text:style-name="P1602"> </text:p>
          </table:table-cell>
          <table:table-cell table:style-name="TableCell1603">
            <text:p text:style-name="P1604"> </text:p>
          </table:table-cell>
        </table:table-row>
        <table:table-row table:style-name="TableRow1605">
          <table:table-cell table:style-name="TableCell1606">
            <text:p text:style-name="P1607">18</text:p>
          </table:table-cell>
          <table:table-cell table:style-name="TableCell1608">
            <text:p text:style-name="P1609">3</text:p>
          </table:table-cell>
          <table:table-cell table:style-name="TableCell1610">
            <text:p text:style-name="P1611">0,9</text:p>
          </table:table-cell>
          <table:table-cell table:style-name="TableCell1612">
            <text:p text:style-name="P1613"> </text:p>
          </table:table-cell>
          <table:table-cell table:style-name="TableCell1614">
            <text:p text:style-name="P1615">1,6</text:p>
          </table:table-cell>
          <table:table-cell table:style-name="TableCell1616">
            <text:p text:style-name="P1617"> </text:p>
          </table:table-cell>
          <table:table-cell table:style-name="TableCell1618">
            <text:p text:style-name="P1619"> </text:p>
          </table:table-cell>
          <table:table-cell table:style-name="TableCell1620">
            <text:p text:style-name="P1621"> </text:p>
          </table:table-cell>
          <table:table-cell table:style-name="TableCell1622">
            <text:p text:style-name="P1623"> </text:p>
          </table:table-cell>
        </table:table-row>
        <table:table-row table:style-name="TableRow1624">
          <table:table-cell table:style-name="TableCell1625">
            <text:p text:style-name="P1626">19</text:p>
          </table:table-cell>
          <table:table-cell table:style-name="TableCell1627">
            <text:p text:style-name="P1628">4</text:p>
          </table:table-cell>
          <table:table-cell table:style-name="TableCell1629">
            <text:p text:style-name="P1630"> </text:p>
          </table:table-cell>
          <table:table-cell table:style-name="TableCell1631">
            <text:p text:style-name="P1632"> </text:p>
          </table:table-cell>
          <table:table-cell table:style-name="TableCell1633">
            <text:p text:style-name="P1634"> </text:p>
          </table:table-cell>
          <table:table-cell table:style-name="TableCell1635">
            <text:p text:style-name="P1636">3</text:p>
          </table:table-cell>
          <table:table-cell table:style-name="TableCell1637">
            <text:p text:style-name="P1638">0,9</text:p>
          </table:table-cell>
          <table:table-cell table:style-name="TableCell1639">
            <text:p text:style-name="P1640"> </text:p>
          </table:table-cell>
          <table:table-cell table:style-name="TableCell1641">
            <text:p text:style-name="P1642"> </text:p>
          </table:table-cell>
        </table:table-row>
        <table:table-row table:style-name="TableRow1643">
          <table:table-cell table:style-name="TableCell1644">
            <text:p text:style-name="P1645">20</text:p>
          </table:table-cell>
          <table:table-cell table:style-name="TableCell1646">
            <text:p text:style-name="P1647">5</text:p>
          </table:table-cell>
          <table:table-cell table:style-name="TableCell1648">
            <text:p text:style-name="P1649"> </text:p>
          </table:table-cell>
          <table:table-cell table:style-name="TableCell1650">
            <text:p text:style-name="P1651"> </text:p>
          </table:table-cell>
          <table:table-cell table:style-name="TableCell1652">
            <text:p text:style-name="P1653"> </text:p>
          </table:table-cell>
          <table:table-cell table:style-name="TableCell1654">
            <text:p text:style-name="P1655"> </text:p>
          </table:table-cell>
          <table:table-cell table:style-name="TableCell1656">
            <text:p text:style-name="P1657"> </text:p>
          </table:table-cell>
          <table:table-cell table:style-name="TableCell1658">
            <text:p text:style-name="P1659">0,9</text:p>
          </table:table-cell>
          <table:table-cell table:style-name="TableCell1660">
            <text:p text:style-name="P1661">4</text:p>
          </table:table-cell>
        </table:table-row>
        <table:table-row table:style-name="TableRow1662">
          <table:table-cell table:style-name="TableCell1663">
            <text:p text:style-name="P1664">21</text:p>
          </table:table-cell>
          <table:table-cell table:style-name="TableCell1665">
            <text:p text:style-name="P1666">1</text:p>
          </table:table-cell>
          <table:table-cell table:style-name="TableCell1667">
            <text:p text:style-name="P1668">8,1</text:p>
          </table:table-cell>
          <table:table-cell table:style-name="TableCell1669">
            <text:p text:style-name="P1670">1</text:p>
          </table:table-cell>
          <table:table-cell table:style-name="TableCell1671">
            <text:p text:style-name="P1672"> </text:p>
          </table:table-cell>
          <table:table-cell table:style-name="TableCell1673">
            <text:p text:style-name="P1674"> </text:p>
          </table:table-cell>
          <table:table-cell table:style-name="TableCell1675">
            <text:p text:style-name="P1676"> </text:p>
          </table:table-cell>
          <table:table-cell table:style-name="TableCell1677">
            <text:p text:style-name="P1678"> </text:p>
          </table:table-cell>
          <table:table-cell table:style-name="TableCell1679">
            <text:p text:style-name="P1680"> </text:p>
          </table:table-cell>
        </table:table-row>
        <table:table-row table:style-name="TableRow1681">
          <table:table-cell table:style-name="TableCell1682">
            <text:p text:style-name="P1683">22</text:p>
          </table:table-cell>
          <table:table-cell table:style-name="TableCell1684">
            <text:p text:style-name="P1685">2</text:p>
          </table:table-cell>
          <table:table-cell table:style-name="TableCell1686">
            <text:p text:style-name="P1687">8,1</text:p>
          </table:table-cell>
          <table:table-cell table:style-name="TableCell1688">
            <text:p text:style-name="P1689"> </text:p>
          </table:table-cell>
          <table:table-cell table:style-name="TableCell1690">
            <text:p text:style-name="P1691">3,4</text:p>
          </table:table-cell>
          <table:table-cell table:style-name="TableCell1692">
            <text:p text:style-name="P1693"> </text:p>
          </table:table-cell>
          <table:table-cell table:style-name="TableCell1694">
            <text:p text:style-name="P1695"> </text:p>
          </table:table-cell>
          <table:table-cell table:style-name="TableCell1696">
            <text:p text:style-name="P1697"> </text:p>
          </table:table-cell>
          <table:table-cell table:style-name="TableCell1698">
            <text:p text:style-name="P1699"> </text:p>
          </table:table-cell>
        </table:table-row>
        <table:table-row table:style-name="TableRow1700">
          <table:table-cell table:style-name="TableCell1701">
            <text:p text:style-name="P1702">23</text:p>
          </table:table-cell>
          <table:table-cell table:style-name="TableCell1703">
            <text:p text:style-name="P1704">3</text:p>
          </table:table-cell>
          <table:table-cell table:style-name="TableCell1705">
            <text:p text:style-name="P1706">8,1</text:p>
          </table:table-cell>
          <table:table-cell table:style-name="TableCell1707">
            <text:p text:style-name="P1708"> </text:p>
          </table:table-cell>
          <table:table-cell table:style-name="TableCell1709">
            <text:p text:style-name="P1710">3,4</text:p>
          </table:table-cell>
          <table:table-cell table:style-name="TableCell1711">
            <text:p text:style-name="P1712"> </text:p>
          </table:table-cell>
          <table:table-cell table:style-name="TableCell1713">
            <text:p text:style-name="P1714"> </text:p>
          </table:table-cell>
          <table:table-cell table:style-name="TableCell1715">
            <text:p text:style-name="P1716"> </text:p>
          </table:table-cell>
          <table:table-cell table:style-name="TableCell1717">
            <text:p text:style-name="P1718"> </text:p>
          </table:table-cell>
        </table:table-row>
        <table:table-row table:style-name="TableRow1719">
          <table:table-cell table:style-name="TableCell1720">
            <text:p text:style-name="P1721">24</text:p>
          </table:table-cell>
          <table:table-cell table:style-name="TableCell1722">
            <text:p text:style-name="P1723">4</text:p>
          </table:table-cell>
          <table:table-cell table:style-name="TableCell1724">
            <text:p text:style-name="P1725"> </text:p>
          </table:table-cell>
          <table:table-cell table:style-name="TableCell1726">
            <text:p text:style-name="P1727"> </text:p>
          </table:table-cell>
          <table:table-cell table:style-name="TableCell1728">
            <text:p text:style-name="P1729"> </text:p>
          </table:table-cell>
          <table:table-cell table:style-name="TableCell1730">
            <text:p text:style-name="P1731">1</text:p>
          </table:table-cell>
          <table:table-cell table:style-name="TableCell1732">
            <text:p text:style-name="P1733">8,1</text:p>
          </table:table-cell>
          <table:table-cell table:style-name="TableCell1734">
            <text:p text:style-name="P1735"> </text:p>
          </table:table-cell>
          <table:table-cell table:style-name="TableCell1736">
            <text:p text:style-name="P1737"> </text:p>
          </table:table-cell>
        </table:table-row>
        <table:table-row table:style-name="TableRow1738">
          <table:table-cell table:style-name="TableCell1739">
            <text:p text:style-name="P1740">25</text:p>
          </table:table-cell>
          <table:table-cell table:style-name="TableCell1741">
            <text:p text:style-name="P1742">5</text:p>
          </table:table-cell>
          <table:table-cell table:style-name="TableCell1743">
            <text:p text:style-name="P1744"> </text:p>
          </table:table-cell>
          <table:table-cell table:style-name="TableCell1745">
            <text:p text:style-name="P1746"> </text:p>
          </table:table-cell>
          <table:table-cell table:style-name="TableCell1747">
            <text:p text:style-name="P1748"> </text:p>
          </table:table-cell>
          <table:table-cell table:style-name="TableCell1749">
            <text:p text:style-name="P1750"> </text:p>
          </table:table-cell>
          <table:table-cell table:style-name="TableCell1751">
            <text:p text:style-name="P1752"> </text:p>
          </table:table-cell>
          <table:table-cell table:style-name="TableCell1753">
            <text:p text:style-name="P1754">8,1</text:p>
          </table:table-cell>
          <table:table-cell table:style-name="TableCell1755">
            <text:p text:style-name="P1756">13</text:p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fr1" style:display-name="fr1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abzac" style:display-name="abzac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7in" text:min-label-width="0.7291in" text:list-level-position-and-space-mode="label-alignment">
          <style:list-level-label-alignment text:label-followed-by="listtab" fo:margin-left="1.1229in" fo:text-indent="-0.7291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3937in" text:min-label-width="0.6041in" text:list-level-position-and-space-mode="label-alignment">
          <style:list-level-label-alignment text:label-followed-by="listtab" fo:margin-left="0.9979in" fo:text-indent="-0.6041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veronika</meta:initial-creator>
    <dc:creator>An Nguyen</dc:creator>
    <meta:creation-date>2023-05-08T17:39:00Z</meta:creation-date>
    <dc:date>2023-05-08T17:39:00Z</dc:date>
    <meta:template xlink:href="Normal.dotm" xlink:type="simple"/>
    <meta:editing-cycles>2</meta:editing-cycles>
    <meta:editing-duration>PT0S</meta:editing-duration>
    <meta:document-statistic meta:page-count="7" meta:paragraph-count="1043" meta:word-count="1477" meta:character-count="7306" meta:row-count="1145" meta:non-whitespace-character-count="6872"/>
  </office:meta>
</office:document-meta>
</file>

<file path=Object 1/content.xml><?xml version="1.0" encoding="utf-8"?>
<mml:math xmlns:mml="http://www.w3.org/1998/Math/MathML" xmlns:m="http://schemas.openxmlformats.org/officeDocument/2006/math">
  <mml:mi>i</mml:mi>
  <mml:mo>-</mml:mo>
  <mml:mi>г</mml:mi>
  <mml:mi>о</mml:mi>
</mml:math>
</file>

<file path=Object 2/content.xml><?xml version="1.0" encoding="utf-8"?>
<mml:math xmlns:mml="http://www.w3.org/1998/Math/MathML" xmlns:m="http://schemas.openxmlformats.org/officeDocument/2006/math">
  <mml:mi>j</mml:mi>
  <mml:mo>-</mml:mo>
  <mml:mi>м</mml:mi>
  <mml:mi>у</mml:mi>
</mml:math>
</file>

<file path=Object 3/content.xml><?xml version="1.0" encoding="utf-8"?>
<mml:math xmlns:mml="http://www.w3.org/1998/Math/MathML" xmlns:m="http://schemas.openxmlformats.org/officeDocument/2006/math">
  <mml:mi>i</mml:mi>
  <mml:mo>-</mml:mo>
  <mml:mi>г</mml:mi>
  <mml:mi>о</mml:mi>
</mml:math>
</file>

<file path=Object 4/content.xml><?xml version="1.0" encoding="utf-8"?>
<mml:math xmlns:mml="http://www.w3.org/1998/Math/MathML" xmlns:m="http://schemas.openxmlformats.org/officeDocument/2006/math">
  <mml:msub>
    <mml:mrow>
      <mml:mi>М</mml:mi>
    </mml:mrow>
    <mml:mrow>
      <mml:mi>j</mml:mi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T</mml:mi>
    </mml:mrow>
    <mml:mrow>
      <mml:mi>m</mml:mi>
      <mml:mi>a</mml:mi>
      <mml:mi>x</mml:mi>
    </mml:mrow>
  </mml:msub>
</mml:math>
</file>